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>
          <table:table-cell office:value-type="string">
            <text:p>Model Elements</text:p>
          </table:table-cell>
          <table:table-cell office:value-type="string">
            <text:p>EcoreUtilCopy (256MB)</text:p>
          </table:table-cell>
          <table:table-cell office:value-type="string">
            <text:p>EcoreUtil Copy</text:p>
          </table:table-cell>
          <table:table-cell office:value-type="string">
            <text:p>QVTc Code Generated (256MB)</text:p>
          </table:table-cell>
          <table:table-cell office:value-type="string">
            <text:p>QVTc Code Generated</text:p>
          </table:table-cell>
          <table:table-cell office:value-type="string">
            <text:p>QVTc Interpreted (256MB)</text:p>
          </table:table-cell>
          <table:table-cell office:value-type="string">
            <text:p>QVTc Interpreted</text:p>
          </table:table-cell>
          <table:table-cell table:number-columns-repeated="2"/>
          <table:table-cell office:value-type="string">
            <text:p>ManualCopy (256MB)</text:p>
          </table:table-cell>
          <table:table-cell office:value-type="string">
            <text:p>Manual Copy</text:p>
          </table:table-cell>
          <table:table-cell office:value-type="string">
            <text:p>ManualInPlace (256MB)</text:p>
          </table:table-cell>
          <table:table-cell office:value-type="string">
            <text:p>Manual In Place</text:p>
          </table:table-cell>
          <table:table-cell office:value-type="string">
            <text:p>QVTo Interpreted (256MB)</text:p>
          </table:table-cell>
          <table:table-cell office:value-type="string">
            <text:p>QVTo Interpreted</text:p>
          </table:table-cell>
          <table:table-cell/>
          <table:table-cell office:value-type="string">
            <text:p>ATL - old VM</text:p>
          </table:table-cell>
          <table:table-cell/>
          <table:table-cell office:value-type="string">
            <text:p>ATL - EMFTV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699">
            <text:p>0.000699</text:p>
          </table:table-cell>
          <table:table-cell office:value-type="float" office:value="0.000484">
            <text:p>0.000484</text:p>
          </table:table-cell>
          <table:table-cell office:value-type="float" office:value="0.000609">
            <text:p>0.000609</text:p>
          </table:table-cell>
          <table:table-cell office:value-type="float" office:value="0.000591">
            <text:p>0.000591</text:p>
          </table:table-cell>
          <table:table-cell office:value-type="float" office:value="0.001865">
            <text:p>0.001865</text:p>
          </table:table-cell>
          <table:table-cell office:value-type="float" office:value="0.001311">
            <text:p>0.001311</text:p>
          </table:table-cell>
          <table:table-cell table:formula="of:=[.E2]/[.C2]" office:value-type="float" office:value="1.22107438016529">
            <text:p>1.2210743802</text:p>
          </table:table-cell>
          <table:table-cell table:formula="of:=[.G2]/[.E2]" office:value-type="float" office:value="2.21827411167513">
            <text:p>2.2182741117</text:p>
          </table:table-cell>
          <table:table-cell office:value-type="float" office:value="0.000013">
            <text:p>0.000013</text:p>
          </table:table-cell>
          <table:table-cell office:value-type="float" office:value="0.000014">
            <text:p>0.000014</text:p>
          </table:table-cell>
          <table:table-cell office:value-type="float" office:value="0.000007">
            <text:p>0.000007</text:p>
          </table:table-cell>
          <table:table-cell office:value-type="float" office:value="0.000008">
            <text:p>0.000008</text:p>
          </table:table-cell>
          <table:table-cell office:value-type="float" office:value="0.004272">
            <text:p>0.004272</text:p>
          </table:table-cell>
          <table:table-cell office:value-type="float" office:value="0.005442">
            <text:p>0.005442</text:p>
          </table:table-cell>
          <table:table-cell/>
          <table:table-cell office:value-type="float" office:value="0.01952">
            <text:p>0.01952</text:p>
          </table:table-cell>
          <table:table-cell/>
          <table:table-cell office:value-type="float" office:value="0.002117">
            <text:p>0.0021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99">
            <text:p>0.000099</text:p>
          </table:table-cell>
          <table:table-cell office:value-type="float" office:value="0.000156">
            <text:p>0.000156</text:p>
          </table:table-cell>
          <table:table-cell office:value-type="float" office:value="0.000313">
            <text:p>0.000313</text:p>
          </table:table-cell>
          <table:table-cell office:value-type="float" office:value="0.000452">
            <text:p>0.000452</text:p>
          </table:table-cell>
          <table:table-cell office:value-type="float" office:value="0.001875">
            <text:p>0.001875</text:p>
          </table:table-cell>
          <table:table-cell office:value-type="float" office:value="0.001708">
            <text:p>0.001708</text:p>
          </table:table-cell>
          <table:table-cell table:formula="of:=[.E3]/[.C3]" office:value-type="float" office:value="2.8974358974359">
            <text:p>2.8974358974</text:p>
          </table:table-cell>
          <table:table-cell table:formula="of:=[.G3]/[.E3]" office:value-type="float" office:value="3.7787610619469">
            <text:p>3.7787610619</text:p>
          </table:table-cell>
          <table:table-cell office:value-type="float" office:value="0.000013">
            <text:p>0.000013</text:p>
          </table:table-cell>
          <table:table-cell office:value-type="float" office:value="0.000019">
            <text:p>0.000019</text:p>
          </table:table-cell>
          <table:table-cell table:number-columns-repeated="2" office:value-type="float" office:value="0.000007">
            <text:p>0.000007</text:p>
          </table:table-cell>
          <table:table-cell office:value-type="float" office:value="0.003874">
            <text:p>0.003874</text:p>
          </table:table-cell>
          <table:table-cell office:value-type="float" office:value="0.00591">
            <text:p>0.00591</text:p>
          </table:table-cell>
          <table:table-cell/>
          <table:table-cell office:value-type="float" office:value="0.015134">
            <text:p>0.015134</text:p>
          </table:table-cell>
          <table:table-cell/>
          <table:table-cell office:value-type="float" office:value="0.001547">
            <text:p>0.00154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1267">
            <text:p>0.001267</text:p>
          </table:table-cell>
          <table:table-cell office:value-type="float" office:value="0.000291">
            <text:p>0.000291</text:p>
          </table:table-cell>
          <table:table-cell office:value-type="float" office:value="0.000372">
            <text:p>0.000372</text:p>
          </table:table-cell>
          <table:table-cell office:value-type="float" office:value="0.000407">
            <text:p>0.000407</text:p>
          </table:table-cell>
          <table:table-cell office:value-type="float" office:value="0.002178">
            <text:p>0.002178</text:p>
          </table:table-cell>
          <table:table-cell office:value-type="float" office:value="0.0022">
            <text:p>0.0022</text:p>
          </table:table-cell>
          <table:table-cell table:formula="of:=[.E4]/[.C4]" office:value-type="float" office:value="1.39862542955326">
            <text:p>1.3986254296</text:p>
          </table:table-cell>
          <table:table-cell table:formula="of:=[.G4]/[.E4]" office:value-type="float" office:value="5.40540540540541">
            <text:p>5.4054054054</text:p>
          </table:table-cell>
          <table:table-cell office:value-type="float" office:value="0.000015">
            <text:p>0.000015</text:p>
          </table:table-cell>
          <table:table-cell office:value-type="float" office:value="0.000017">
            <text:p>0.000017</text:p>
          </table:table-cell>
          <table:table-cell table:number-columns-repeated="2" office:value-type="float" office:value="0.000009">
            <text:p>0.000009</text:p>
          </table:table-cell>
          <table:table-cell office:value-type="float" office:value="0.003084">
            <text:p>0.003084</text:p>
          </table:table-cell>
          <table:table-cell office:value-type="float" office:value="0.053538">
            <text:p>0.053538</text:p>
          </table:table-cell>
          <table:table-cell/>
          <table:table-cell office:value-type="float" office:value="0.012272">
            <text:p>0.012272</text:p>
          </table:table-cell>
          <table:table-cell/>
          <table:table-cell office:value-type="float" office:value="0.001613">
            <text:p>0.0016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206">
            <text:p>0.000206</text:p>
          </table:table-cell>
          <table:table-cell office:value-type="float" office:value="0.000394">
            <text:p>0.000394</text:p>
          </table:table-cell>
          <table:table-cell office:value-type="float" office:value="0.000505">
            <text:p>0.000505</text:p>
          </table:table-cell>
          <table:table-cell office:value-type="float" office:value="0.00038">
            <text:p>0.00038</text:p>
          </table:table-cell>
          <table:table-cell office:value-type="float" office:value="0.010741">
            <text:p>0.010741</text:p>
          </table:table-cell>
          <table:table-cell office:value-type="float" office:value="0.007921">
            <text:p>0.007921</text:p>
          </table:table-cell>
          <table:table-cell table:formula="of:=[.E5]/[.C5]" office:value-type="float" office:value="0.964467005076142">
            <text:p>0.9644670051</text:p>
          </table:table-cell>
          <table:table-cell table:formula="of:=[.G5]/[.E5]" office:value-type="float" office:value="20.8447368421053">
            <text:p>20.8447368421</text:p>
          </table:table-cell>
          <table:table-cell office:value-type="float" office:value="0.00002">
            <text:p>0.00002</text:p>
          </table:table-cell>
          <table:table-cell office:value-type="float" office:value="0.000022">
            <text:p>0.000022</text:p>
          </table:table-cell>
          <table:table-cell table:number-columns-repeated="2" office:value-type="float" office:value="0.00001">
            <text:p>0.00001</text:p>
          </table:table-cell>
          <table:table-cell office:value-type="float" office:value="0.005576">
            <text:p>0.005576</text:p>
          </table:table-cell>
          <table:table-cell office:value-type="float" office:value="0.007603">
            <text:p>0.007603</text:p>
          </table:table-cell>
          <table:table-cell/>
          <table:table-cell office:value-type="float" office:value="0.011556">
            <text:p>0.011556</text:p>
          </table:table-cell>
          <table:table-cell/>
          <table:table-cell office:value-type="float" office:value="0.002234">
            <text:p>0.00223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249">
            <text:p>0.000249</text:p>
          </table:table-cell>
          <table:table-cell office:value-type="float" office:value="0.000306">
            <text:p>0.000306</text:p>
          </table:table-cell>
          <table:table-cell office:value-type="float" office:value="0.000335">
            <text:p>0.000335</text:p>
          </table:table-cell>
          <table:table-cell office:value-type="float" office:value="0.001039">
            <text:p>0.001039</text:p>
          </table:table-cell>
          <table:table-cell office:value-type="float" office:value="0.003995">
            <text:p>0.003995</text:p>
          </table:table-cell>
          <table:table-cell office:value-type="float" office:value="0.003796">
            <text:p>0.003796</text:p>
          </table:table-cell>
          <table:table-cell table:formula="of:=[.E6]/[.C6]" office:value-type="float" office:value="3.39542483660131">
            <text:p>3.3954248366</text:p>
          </table:table-cell>
          <table:table-cell table:formula="of:=[.G6]/[.E6]" office:value-type="float" office:value="3.65351299326275">
            <text:p>3.6535129933</text:p>
          </table:table-cell>
          <table:table-cell office:value-type="float" office:value="0.000024">
            <text:p>0.000024</text:p>
          </table:table-cell>
          <table:table-cell office:value-type="float" office:value="0.000025">
            <text:p>0.000025</text:p>
          </table:table-cell>
          <table:table-cell office:value-type="float" office:value="0.000013">
            <text:p>0.000013</text:p>
          </table:table-cell>
          <table:table-cell office:value-type="float" office:value="0.000011">
            <text:p>0.000011</text:p>
          </table:table-cell>
          <table:table-cell office:value-type="float" office:value="0.004217">
            <text:p>0.004217</text:p>
          </table:table-cell>
          <table:table-cell office:value-type="float" office:value="0.006096">
            <text:p>0.006096</text:p>
          </table:table-cell>
          <table:table-cell/>
          <table:table-cell office:value-type="float" office:value="0.011909">
            <text:p>0.011909</text:p>
          </table:table-cell>
          <table:table-cell/>
          <table:table-cell office:value-type="float" office:value="0.004204">
            <text:p>0.00420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378">
            <text:p>0.000378</text:p>
          </table:table-cell>
          <table:table-cell office:value-type="float" office:value="0.000322">
            <text:p>0.000322</text:p>
          </table:table-cell>
          <table:table-cell office:value-type="float" office:value="0.000326">
            <text:p>0.000326</text:p>
          </table:table-cell>
          <table:table-cell office:value-type="float" office:value="0.000366">
            <text:p>0.000366</text:p>
          </table:table-cell>
          <table:table-cell office:value-type="float" office:value="0.005794">
            <text:p>0.005794</text:p>
          </table:table-cell>
          <table:table-cell office:value-type="float" office:value="0.00483">
            <text:p>0.00483</text:p>
          </table:table-cell>
          <table:table-cell table:formula="of:=[.E7]/[.C7]" office:value-type="float" office:value="1.13664596273292">
            <text:p>1.1366459627</text:p>
          </table:table-cell>
          <table:table-cell table:formula="of:=[.G7]/[.E7]" office:value-type="float" office:value="13.1967213114754">
            <text:p>13.1967213115</text:p>
          </table:table-cell>
          <table:table-cell table:number-columns-repeated="2" office:value-type="float" office:value="0.000029">
            <text:p>0.000029</text:p>
          </table:table-cell>
          <table:table-cell office:value-type="float" office:value="0.000022">
            <text:p>0.000022</text:p>
          </table:table-cell>
          <table:table-cell office:value-type="float" office:value="0.000021">
            <text:p>0.000021</text:p>
          </table:table-cell>
          <table:table-cell office:value-type="float" office:value="0.005055">
            <text:p>0.005055</text:p>
          </table:table-cell>
          <table:table-cell office:value-type="float" office:value="0.007973">
            <text:p>0.007973</text:p>
          </table:table-cell>
          <table:table-cell/>
          <table:table-cell office:value-type="float" office:value="0.011036">
            <text:p>0.011036</text:p>
          </table:table-cell>
          <table:table-cell/>
          <table:table-cell office:value-type="float" office:value="0.005079">
            <text:p>0.0050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00651">
            <text:p>0.000651</text:p>
          </table:table-cell>
          <table:table-cell office:value-type="float" office:value="0.000303">
            <text:p>0.000303</text:p>
          </table:table-cell>
          <table:table-cell office:value-type="float" office:value="0.000426">
            <text:p>0.000426</text:p>
          </table:table-cell>
          <table:table-cell office:value-type="float" office:value="0.000395">
            <text:p>0.000395</text:p>
          </table:table-cell>
          <table:table-cell office:value-type="float" office:value="0.007123">
            <text:p>0.007123</text:p>
          </table:table-cell>
          <table:table-cell office:value-type="float" office:value="0.007027">
            <text:p>0.007027</text:p>
          </table:table-cell>
          <table:table-cell table:formula="of:=[.E8]/[.C8]" office:value-type="float" office:value="1.3036303630363">
            <text:p>1.303630363</text:p>
          </table:table-cell>
          <table:table-cell table:formula="of:=[.G8]/[.E8]" office:value-type="float" office:value="17.7898734177215">
            <text:p>17.7898734177</text:p>
          </table:table-cell>
          <table:table-cell office:value-type="float" office:value="0.000036">
            <text:p>0.000036</text:p>
          </table:table-cell>
          <table:table-cell office:value-type="float" office:value="0.000041">
            <text:p>0.000041</text:p>
          </table:table-cell>
          <table:table-cell table:number-columns-repeated="2" office:value-type="float" office:value="0.00002">
            <text:p>0.00002</text:p>
          </table:table-cell>
          <table:table-cell office:value-type="float" office:value="0.006427">
            <text:p>0.006427</text:p>
          </table:table-cell>
          <table:table-cell office:value-type="float" office:value="0.012236">
            <text:p>0.012236</text:p>
          </table:table-cell>
          <table:table-cell/>
          <table:table-cell office:value-type="float" office:value="0.010648">
            <text:p>0.010648</text:p>
          </table:table-cell>
          <table:table-cell/>
          <table:table-cell office:value-type="float" office:value="0.007765">
            <text:p>0.00776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00738">
            <text:p>0.000738</text:p>
          </table:table-cell>
          <table:table-cell office:value-type="float" office:value="0.0004">
            <text:p>0.0004</text:p>
          </table:table-cell>
          <table:table-cell office:value-type="float" office:value="0.000602">
            <text:p>0.000602</text:p>
          </table:table-cell>
          <table:table-cell office:value-type="float" office:value="0.000534">
            <text:p>0.000534</text:p>
          </table:table-cell>
          <table:table-cell office:value-type="float" office:value="0.010117">
            <text:p>0.010117</text:p>
          </table:table-cell>
          <table:table-cell office:value-type="float" office:value="0.009765">
            <text:p>0.009765</text:p>
          </table:table-cell>
          <table:table-cell table:formula="of:=[.E9]/[.C9]" office:value-type="float" office:value="1.335">
            <text:p>1.335</text:p>
          </table:table-cell>
          <table:table-cell table:formula="of:=[.G9]/[.E9]" office:value-type="float" office:value="18.2865168539326">
            <text:p>18.2865168539</text:p>
          </table:table-cell>
          <table:table-cell office:value-type="float" office:value="0.000053">
            <text:p>0.000053</text:p>
          </table:table-cell>
          <table:table-cell office:value-type="float" office:value="0.00005">
            <text:p>0.00005</text:p>
          </table:table-cell>
          <table:table-cell office:value-type="float" office:value="0.000023">
            <text:p>0.000023</text:p>
          </table:table-cell>
          <table:table-cell office:value-type="float" office:value="0.000036">
            <text:p>0.000036</text:p>
          </table:table-cell>
          <table:table-cell office:value-type="float" office:value="0.013703">
            <text:p>0.013703</text:p>
          </table:table-cell>
          <table:table-cell office:value-type="float" office:value="0.01174">
            <text:p>0.01174</text:p>
          </table:table-cell>
          <table:table-cell/>
          <table:table-cell office:value-type="float" office:value="0.01101">
            <text:p>0.01101</text:p>
          </table:table-cell>
          <table:table-cell/>
          <table:table-cell office:value-type="float" office:value="0.015144">
            <text:p>0.01514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00571">
            <text:p>0.000571</text:p>
          </table:table-cell>
          <table:table-cell office:value-type="float" office:value="0.000531">
            <text:p>0.000531</text:p>
          </table:table-cell>
          <table:table-cell office:value-type="float" office:value="0.000667">
            <text:p>0.000667</text:p>
          </table:table-cell>
          <table:table-cell office:value-type="float" office:value="0.000718">
            <text:p>0.000718</text:p>
          </table:table-cell>
          <table:table-cell office:value-type="float" office:value="0.013842">
            <text:p>0.013842</text:p>
          </table:table-cell>
          <table:table-cell office:value-type="float" office:value="0.016158">
            <text:p>0.016158</text:p>
          </table:table-cell>
          <table:table-cell table:formula="of:=[.E10]/[.C10]" office:value-type="float" office:value="1.35216572504708">
            <text:p>1.352165725</text:p>
          </table:table-cell>
          <table:table-cell table:formula="of:=[.G10]/[.E10]" office:value-type="float" office:value="22.5041782729805">
            <text:p>22.504178273</text:p>
          </table:table-cell>
          <table:table-cell office:value-type="float" office:value="0.00007">
            <text:p>0.00007</text:p>
          </table:table-cell>
          <table:table-cell office:value-type="float" office:value="0.000069">
            <text:p>0.000069</text:p>
          </table:table-cell>
          <table:table-cell office:value-type="float" office:value="0.000029">
            <text:p>0.000029</text:p>
          </table:table-cell>
          <table:table-cell office:value-type="float" office:value="0.000039">
            <text:p>0.000039</text:p>
          </table:table-cell>
          <table:table-cell office:value-type="float" office:value="0.013308">
            <text:p>0.013308</text:p>
          </table:table-cell>
          <table:table-cell office:value-type="float" office:value="0.013772">
            <text:p>0.013772</text:p>
          </table:table-cell>
          <table:table-cell/>
          <table:table-cell office:value-type="float" office:value="0.012753">
            <text:p>0.012753</text:p>
          </table:table-cell>
          <table:table-cell/>
          <table:table-cell office:value-type="float" office:value="0.014632">
            <text:p>0.01463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01283">
            <text:p>0.001283</text:p>
          </table:table-cell>
          <table:table-cell office:value-type="float" office:value="0.000549">
            <text:p>0.000549</text:p>
          </table:table-cell>
          <table:table-cell office:value-type="float" office:value="0.000775">
            <text:p>0.000775</text:p>
          </table:table-cell>
          <table:table-cell office:value-type="float" office:value="0.000604">
            <text:p>0.000604</text:p>
          </table:table-cell>
          <table:table-cell office:value-type="float" office:value="0.020035">
            <text:p>0.020035</text:p>
          </table:table-cell>
          <table:table-cell office:value-type="float" office:value="0.024717">
            <text:p>0.024717</text:p>
          </table:table-cell>
          <table:table-cell table:formula="of:=[.E11]/[.C11]" office:value-type="float" office:value="1.10018214936248">
            <text:p>1.1001821494</text:p>
          </table:table-cell>
          <table:table-cell table:formula="of:=[.G11]/[.E11]" office:value-type="float" office:value="40.9221854304636">
            <text:p>40.9221854305</text:p>
          </table:table-cell>
          <table:table-cell office:value-type="float" office:value="0.000102">
            <text:p>0.000102</text:p>
          </table:table-cell>
          <table:table-cell office:value-type="float" office:value="0.000127">
            <text:p>0.000127</text:p>
          </table:table-cell>
          <table:table-cell table:number-columns-repeated="2" office:value-type="float" office:value="0.00004">
            <text:p>0.00004</text:p>
          </table:table-cell>
          <table:table-cell office:value-type="float" office:value="0.017382">
            <text:p>0.017382</text:p>
          </table:table-cell>
          <table:table-cell office:value-type="float" office:value="0.023617">
            <text:p>0.023617</text:p>
          </table:table-cell>
          <table:table-cell/>
          <table:table-cell office:value-type="float" office:value="0.016782">
            <text:p>0.016782</text:p>
          </table:table-cell>
          <table:table-cell/>
          <table:table-cell office:value-type="float" office:value="0.017412">
            <text:p>0.01741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01022">
            <text:p>0.001022</text:p>
          </table:table-cell>
          <table:table-cell office:value-type="float" office:value="0.000882">
            <text:p>0.000882</text:p>
          </table:table-cell>
          <table:table-cell office:value-type="float" office:value="0.001044">
            <text:p>0.001044</text:p>
          </table:table-cell>
          <table:table-cell office:value-type="float" office:value="0.00081">
            <text:p>0.00081</text:p>
          </table:table-cell>
          <table:table-cell office:value-type="float" office:value="0.029174">
            <text:p>0.029174</text:p>
          </table:table-cell>
          <table:table-cell office:value-type="float" office:value="0.029948">
            <text:p>0.029948</text:p>
          </table:table-cell>
          <table:table-cell table:formula="of:=[.E12]/[.C12]" office:value-type="float" office:value="0.918367346938776">
            <text:p>0.9183673469</text:p>
          </table:table-cell>
          <table:table-cell table:formula="of:=[.G12]/[.E12]" office:value-type="float" office:value="36.9728395061728">
            <text:p>36.9728395062</text:p>
          </table:table-cell>
          <table:table-cell office:value-type="float" office:value="0.000205">
            <text:p>0.000205</text:p>
          </table:table-cell>
          <table:table-cell office:value-type="float" office:value="0.000184">
            <text:p>0.000184</text:p>
          </table:table-cell>
          <table:table-cell office:value-type="float" office:value="0.000054">
            <text:p>0.000054</text:p>
          </table:table-cell>
          <table:table-cell office:value-type="float" office:value="0.00005">
            <text:p>0.00005</text:p>
          </table:table-cell>
          <table:table-cell office:value-type="float" office:value="0.021512">
            <text:p>0.021512</text:p>
          </table:table-cell>
          <table:table-cell office:value-type="float" office:value="0.025613">
            <text:p>0.025613</text:p>
          </table:table-cell>
          <table:table-cell/>
          <table:table-cell office:value-type="float" office:value="0.016318">
            <text:p>0.016318</text:p>
          </table:table-cell>
          <table:table-cell/>
          <table:table-cell office:value-type="float" office:value="0.017586">
            <text:p>0.01758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1181">
            <text:p>0.001181</text:p>
          </table:table-cell>
          <table:table-cell office:value-type="float" office:value="0.001248">
            <text:p>0.001248</text:p>
          </table:table-cell>
          <table:table-cell office:value-type="float" office:value="0.001496">
            <text:p>0.001496</text:p>
          </table:table-cell>
          <table:table-cell office:value-type="float" office:value="0.001452">
            <text:p>0.001452</text:p>
          </table:table-cell>
          <table:table-cell office:value-type="float" office:value="0.042712">
            <text:p>0.042712</text:p>
          </table:table-cell>
          <table:table-cell office:value-type="float" office:value="0.043107">
            <text:p>0.043107</text:p>
          </table:table-cell>
          <table:table-cell table:formula="of:=[.E13]/[.C13]" office:value-type="float" office:value="1.16346153846154">
            <text:p>1.1634615385</text:p>
          </table:table-cell>
          <table:table-cell table:formula="of:=[.G13]/[.E13]" office:value-type="float" office:value="29.6880165289256">
            <text:p>29.6880165289</text:p>
          </table:table-cell>
          <table:table-cell office:value-type="float" office:value="0.000285">
            <text:p>0.000285</text:p>
          </table:table-cell>
          <table:table-cell office:value-type="float" office:value="0.000234">
            <text:p>0.000234</text:p>
          </table:table-cell>
          <table:table-cell office:value-type="float" office:value="0.00008">
            <text:p>0.00008</text:p>
          </table:table-cell>
          <table:table-cell office:value-type="float" office:value="0.000069">
            <text:p>0.000069</text:p>
          </table:table-cell>
          <table:table-cell office:value-type="float" office:value="0.029426">
            <text:p>0.029426</text:p>
          </table:table-cell>
          <table:table-cell office:value-type="float" office:value="0.032988">
            <text:p>0.032988</text:p>
          </table:table-cell>
          <table:table-cell/>
          <table:table-cell office:value-type="float" office:value="0.017962">
            <text:p>0.017962</text:p>
          </table:table-cell>
          <table:table-cell/>
          <table:table-cell office:value-type="float" office:value="0.026727">
            <text:p>0.026727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0.001415">
            <text:p>0.001415</text:p>
          </table:table-cell>
          <table:table-cell office:value-type="float" office:value="0.001333">
            <text:p>0.001333</text:p>
          </table:table-cell>
          <table:table-cell office:value-type="float" office:value="0.001867">
            <text:p>0.001867</text:p>
          </table:table-cell>
          <table:table-cell office:value-type="float" office:value="0.00161">
            <text:p>0.00161</text:p>
          </table:table-cell>
          <table:table-cell office:value-type="float" office:value="0.061571">
            <text:p>0.061571</text:p>
          </table:table-cell>
          <table:table-cell office:value-type="float" office:value="0.066721">
            <text:p>0.066721</text:p>
          </table:table-cell>
          <table:table-cell table:formula="of:=[.E14]/[.C14]" office:value-type="float" office:value="1.20780195048762">
            <text:p>1.2078019505</text:p>
          </table:table-cell>
          <table:table-cell table:formula="of:=[.G14]/[.E14]" office:value-type="float" office:value="41.4416149068323">
            <text:p>41.4416149068</text:p>
          </table:table-cell>
          <table:table-cell office:value-type="float" office:value="0.000333">
            <text:p>0.000333</text:p>
          </table:table-cell>
          <table:table-cell office:value-type="float" office:value="0.000339">
            <text:p>0.000339</text:p>
          </table:table-cell>
          <table:table-cell office:value-type="float" office:value="0.000123">
            <text:p>0.000123</text:p>
          </table:table-cell>
          <table:table-cell office:value-type="float" office:value="0.000101">
            <text:p>0.000101</text:p>
          </table:table-cell>
          <table:table-cell office:value-type="float" office:value="0.059407">
            <text:p>0.059407</text:p>
          </table:table-cell>
          <table:table-cell office:value-type="float" office:value="0.048445">
            <text:p>0.048445</text:p>
          </table:table-cell>
          <table:table-cell/>
          <table:table-cell office:value-type="float" office:value="0.024798">
            <text:p>0.024798</text:p>
          </table:table-cell>
          <table:table-cell/>
          <table:table-cell office:value-type="float" office:value="0.027775">
            <text:p>0.027775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0.002479">
            <text:p>0.002479</text:p>
          </table:table-cell>
          <table:table-cell office:value-type="float" office:value="0.002244">
            <text:p>0.002244</text:p>
          </table:table-cell>
          <table:table-cell office:value-type="float" office:value="0.003048">
            <text:p>0.003048</text:p>
          </table:table-cell>
          <table:table-cell office:value-type="float" office:value="0.002746">
            <text:p>0.002746</text:p>
          </table:table-cell>
          <table:table-cell office:value-type="float" office:value="0.092614">
            <text:p>0.092614</text:p>
          </table:table-cell>
          <table:table-cell office:value-type="float" office:value="0.09181">
            <text:p>0.09181</text:p>
          </table:table-cell>
          <table:table-cell table:formula="of:=[.E15]/[.C15]" office:value-type="float" office:value="1.22370766488414">
            <text:p>1.2237076649</text:p>
          </table:table-cell>
          <table:table-cell table:formula="of:=[.G15]/[.E15]" office:value-type="float" office:value="33.4340859431901">
            <text:p>33.4340859432</text:p>
          </table:table-cell>
          <table:table-cell office:value-type="float" office:value="0.00045">
            <text:p>0.00045</text:p>
          </table:table-cell>
          <table:table-cell office:value-type="float" office:value="0.000689">
            <text:p>0.000689</text:p>
          </table:table-cell>
          <table:table-cell office:value-type="float" office:value="0.000162">
            <text:p>0.000162</text:p>
          </table:table-cell>
          <table:table-cell office:value-type="float" office:value="0.000137">
            <text:p>0.000137</text:p>
          </table:table-cell>
          <table:table-cell office:value-type="float" office:value="0.05491">
            <text:p>0.05491</text:p>
          </table:table-cell>
          <table:table-cell office:value-type="float" office:value="0.057639">
            <text:p>0.057639</text:p>
          </table:table-cell>
          <table:table-cell/>
          <table:table-cell office:value-type="float" office:value="0.045863">
            <text:p>0.045863</text:p>
          </table:table-cell>
          <table:table-cell/>
          <table:table-cell office:value-type="float" office:value="0.041764">
            <text:p>0.041764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float" office:value="0.002591">
            <text:p>0.002591</text:p>
          </table:table-cell>
          <table:table-cell office:value-type="float" office:value="0.002511">
            <text:p>0.002511</text:p>
          </table:table-cell>
          <table:table-cell office:value-type="float" office:value="0.003012">
            <text:p>0.003012</text:p>
          </table:table-cell>
          <table:table-cell office:value-type="float" office:value="0.003531">
            <text:p>0.003531</text:p>
          </table:table-cell>
          <table:table-cell office:value-type="float" office:value="0.130157">
            <text:p>0.130157</text:p>
          </table:table-cell>
          <table:table-cell office:value-type="float" office:value="0.13344">
            <text:p>0.13344</text:p>
          </table:table-cell>
          <table:table-cell table:formula="of:=[.E16]/[.C16]" office:value-type="float" office:value="1.40621266427718">
            <text:p>1.4062126643</text:p>
          </table:table-cell>
          <table:table-cell table:formula="of:=[.G16]/[.E16]" office:value-type="float" office:value="37.7909940526763">
            <text:p>37.7909940527</text:p>
          </table:table-cell>
          <table:table-cell office:value-type="float" office:value="0.000699">
            <text:p>0.000699</text:p>
          </table:table-cell>
          <table:table-cell office:value-type="float" office:value="0.000725">
            <text:p>0.000725</text:p>
          </table:table-cell>
          <table:table-cell office:value-type="float" office:value="0.000228">
            <text:p>0.000228</text:p>
          </table:table-cell>
          <table:table-cell office:value-type="float" office:value="0.000229">
            <text:p>0.000229</text:p>
          </table:table-cell>
          <table:table-cell office:value-type="float" office:value="0.102565">
            <text:p>0.102565</text:p>
          </table:table-cell>
          <table:table-cell office:value-type="float" office:value="0.084571">
            <text:p>0.084571</text:p>
          </table:table-cell>
          <table:table-cell/>
          <table:table-cell office:value-type="float" office:value="0.05552">
            <text:p>0.05552</text:p>
          </table:table-cell>
          <table:table-cell/>
          <table:table-cell office:value-type="float" office:value="0.046652">
            <text:p>0.046652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0.003636">
            <text:p>0.003636</text:p>
          </table:table-cell>
          <table:table-cell office:value-type="float" office:value="0.003485">
            <text:p>0.003485</text:p>
          </table:table-cell>
          <table:table-cell office:value-type="float" office:value="0.004632">
            <text:p>0.004632</text:p>
          </table:table-cell>
          <table:table-cell office:value-type="float" office:value="0.006607">
            <text:p>0.006607</text:p>
          </table:table-cell>
          <table:table-cell office:value-type="float" office:value="0.191982">
            <text:p>0.191982</text:p>
          </table:table-cell>
          <table:table-cell office:value-type="float" office:value="0.195608">
            <text:p>0.195608</text:p>
          </table:table-cell>
          <table:table-cell table:formula="of:=[.E17]/[.C17]" office:value-type="float" office:value="1.89583931133429">
            <text:p>1.8958393113</text:p>
          </table:table-cell>
          <table:table-cell table:formula="of:=[.G17]/[.E17]" office:value-type="float" office:value="29.6061752686545">
            <text:p>29.6061752687</text:p>
          </table:table-cell>
          <table:table-cell office:value-type="float" office:value="0.000995">
            <text:p>0.000995</text:p>
          </table:table-cell>
          <table:table-cell office:value-type="float" office:value="0.000966">
            <text:p>0.000966</text:p>
          </table:table-cell>
          <table:table-cell office:value-type="float" office:value="0.000335">
            <text:p>0.000335</text:p>
          </table:table-cell>
          <table:table-cell office:value-type="float" office:value="0.000368">
            <text:p>0.000368</text:p>
          </table:table-cell>
          <table:table-cell office:value-type="float" office:value="0.111879">
            <text:p>0.111879</text:p>
          </table:table-cell>
          <table:table-cell office:value-type="float" office:value="0.142534">
            <text:p>0.142534</text:p>
          </table:table-cell>
          <table:table-cell/>
          <table:table-cell office:value-type="float" office:value="0.068846">
            <text:p>0.068846</text:p>
          </table:table-cell>
          <table:table-cell/>
          <table:table-cell office:value-type="float" office:value="0.0589">
            <text:p>0.0589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float" office:value="0.005165">
            <text:p>0.005165</text:p>
          </table:table-cell>
          <table:table-cell office:value-type="float" office:value="0.006343">
            <text:p>0.006343</text:p>
          </table:table-cell>
          <table:table-cell office:value-type="float" office:value="0.00673">
            <text:p>0.00673</text:p>
          </table:table-cell>
          <table:table-cell office:value-type="float" office:value="0.006542">
            <text:p>0.006542</text:p>
          </table:table-cell>
          <table:table-cell office:value-type="float" office:value="0.307161">
            <text:p>0.307161</text:p>
          </table:table-cell>
          <table:table-cell office:value-type="float" office:value="0.282753">
            <text:p>0.282753</text:p>
          </table:table-cell>
          <table:table-cell table:formula="of:=[.E18]/[.C18]" office:value-type="float" office:value="1.03137316727101">
            <text:p>1.0313731673</text:p>
          </table:table-cell>
          <table:table-cell table:formula="of:=[.G18]/[.E18]" office:value-type="float" office:value="43.2211861815958">
            <text:p>43.2211861816</text:p>
          </table:table-cell>
          <table:table-cell office:value-type="float" office:value="0.001428">
            <text:p>0.001428</text:p>
          </table:table-cell>
          <table:table-cell office:value-type="float" office:value="0.001351">
            <text:p>0.001351</text:p>
          </table:table-cell>
          <table:table-cell office:value-type="float" office:value="0.000467">
            <text:p>0.000467</text:p>
          </table:table-cell>
          <table:table-cell office:value-type="float" office:value="0.000496">
            <text:p>0.000496</text:p>
          </table:table-cell>
          <table:table-cell office:value-type="float" office:value="0.160067">
            <text:p>0.160067</text:p>
          </table:table-cell>
          <table:table-cell office:value-type="float" office:value="0.174116">
            <text:p>0.174116</text:p>
          </table:table-cell>
          <table:table-cell/>
          <table:table-cell office:value-type="float" office:value="0.090174">
            <text:p>0.090174</text:p>
          </table:table-cell>
          <table:table-cell/>
          <table:table-cell office:value-type="float" office:value="0.084104">
            <text:p>0.08410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9132">
            <text:p>0.009132</text:p>
          </table:table-cell>
          <table:table-cell office:value-type="float" office:value="0.00751">
            <text:p>0.00751</text:p>
          </table:table-cell>
          <table:table-cell office:value-type="float" office:value="0.010391">
            <text:p>0.010391</text:p>
          </table:table-cell>
          <table:table-cell office:value-type="float" office:value="0.010173">
            <text:p>0.010173</text:p>
          </table:table-cell>
          <table:table-cell office:value-type="float" office:value="0.413728">
            <text:p>0.413728</text:p>
          </table:table-cell>
          <table:table-cell office:value-type="float" office:value="0.422277">
            <text:p>0.422277</text:p>
          </table:table-cell>
          <table:table-cell table:formula="of:=[.E19]/[.C19]" office:value-type="float" office:value="1.35459387483356">
            <text:p>1.3545938748</text:p>
          </table:table-cell>
          <table:table-cell table:formula="of:=[.G19]/[.E19]" office:value-type="float" office:value="41.5095841934533">
            <text:p>41.5095841935</text:p>
          </table:table-cell>
          <table:table-cell office:value-type="float" office:value="0.00203">
            <text:p>0.00203</text:p>
          </table:table-cell>
          <table:table-cell office:value-type="float" office:value="0.00206">
            <text:p>0.00206</text:p>
          </table:table-cell>
          <table:table-cell office:value-type="float" office:value="0.00077">
            <text:p>0.00077</text:p>
          </table:table-cell>
          <table:table-cell office:value-type="float" office:value="0.000766">
            <text:p>0.000766</text:p>
          </table:table-cell>
          <table:table-cell office:value-type="float" office:value="0.252499">
            <text:p>0.252499</text:p>
          </table:table-cell>
          <table:table-cell office:value-type="float" office:value="0.255979">
            <text:p>0.255979</text:p>
          </table:table-cell>
          <table:table-cell/>
          <table:table-cell office:value-type="float" office:value="0.135824">
            <text:p>0.135824</text:p>
          </table:table-cell>
          <table:table-cell/>
          <table:table-cell office:value-type="float" office:value="0.097542">
            <text:p>0.097542</text:p>
          </table:table-cell>
        </table:table-row>
        <table:table-row table:style-name="ro1">
          <table:table-cell office:value-type="float" office:value="14680">
            <text:p>14680</text:p>
          </table:table-cell>
          <table:table-cell office:value-type="float" office:value="0.012085">
            <text:p>0.012085</text:p>
          </table:table-cell>
          <table:table-cell office:value-type="float" office:value="0.011556">
            <text:p>0.011556</text:p>
          </table:table-cell>
          <table:table-cell office:value-type="float" office:value="0.016265">
            <text:p>0.016265</text:p>
          </table:table-cell>
          <table:table-cell office:value-type="float" office:value="0.019557">
            <text:p>0.019557</text:p>
          </table:table-cell>
          <table:table-cell office:value-type="float" office:value="0.602738">
            <text:p>0.602738</text:p>
          </table:table-cell>
          <table:table-cell office:value-type="float" office:value="0.612674">
            <text:p>0.612674</text:p>
          </table:table-cell>
          <table:table-cell table:formula="of:=[.E20]/[.C20]" office:value-type="float" office:value="1.69236760124611">
            <text:p>1.6923676012</text:p>
          </table:table-cell>
          <table:table-cell table:formula="of:=[.G20]/[.E20]" office:value-type="float" office:value="31.327606483612">
            <text:p>31.3276064836</text:p>
          </table:table-cell>
          <table:table-cell office:value-type="float" office:value="0.002594">
            <text:p>0.002594</text:p>
          </table:table-cell>
          <table:table-cell office:value-type="float" office:value="0.00208">
            <text:p>0.00208</text:p>
          </table:table-cell>
          <table:table-cell office:value-type="float" office:value="0.001021">
            <text:p>0.001021</text:p>
          </table:table-cell>
          <table:table-cell office:value-type="float" office:value="0.00108">
            <text:p>0.00108</text:p>
          </table:table-cell>
          <table:table-cell office:value-type="float" office:value="0.385861">
            <text:p>0.385861</text:p>
          </table:table-cell>
          <table:table-cell office:value-type="float" office:value="0.374125">
            <text:p>0.374125</text:p>
          </table:table-cell>
          <table:table-cell/>
          <table:table-cell office:value-type="float" office:value="0.194068">
            <text:p>0.194068</text:p>
          </table:table-cell>
          <table:table-cell/>
          <table:table-cell office:value-type="float" office:value="0.14052">
            <text:p>0.14052</text:p>
          </table:table-cell>
        </table:table-row>
        <table:table-row table:style-name="ro1">
          <table:table-cell office:value-type="float" office:value="21540">
            <text:p>21540</text:p>
          </table:table-cell>
          <table:table-cell office:value-type="float" office:value="0.017018">
            <text:p>0.017018</text:p>
          </table:table-cell>
          <table:table-cell office:value-type="float" office:value="0.019227">
            <text:p>0.019227</text:p>
          </table:table-cell>
          <table:table-cell office:value-type="float" office:value="0.025278">
            <text:p>0.025278</text:p>
          </table:table-cell>
          <table:table-cell office:value-type="float" office:value="0.026801">
            <text:p>0.026801</text:p>
          </table:table-cell>
          <table:table-cell office:value-type="float" office:value="0.894861">
            <text:p>0.894861</text:p>
          </table:table-cell>
          <table:table-cell office:value-type="float" office:value="0.953506">
            <text:p>0.953506</text:p>
          </table:table-cell>
          <table:table-cell table:formula="of:=[.E21]/[.C21]" office:value-type="float" office:value="1.39392520934103">
            <text:p>1.3939252093</text:p>
          </table:table-cell>
          <table:table-cell table:formula="of:=[.G21]/[.E21]" office:value-type="float" office:value="35.577254580053">
            <text:p>35.5772545801</text:p>
          </table:table-cell>
          <table:table-cell office:value-type="float" office:value="0.00282">
            <text:p>0.00282</text:p>
          </table:table-cell>
          <table:table-cell office:value-type="float" office:value="0.002096">
            <text:p>0.002096</text:p>
          </table:table-cell>
          <table:table-cell office:value-type="float" office:value="0.001604">
            <text:p>0.001604</text:p>
          </table:table-cell>
          <table:table-cell office:value-type="float" office:value="0.001526">
            <text:p>0.001526</text:p>
          </table:table-cell>
          <table:table-cell office:value-type="float" office:value="0.530179">
            <text:p>0.530179</text:p>
          </table:table-cell>
          <table:table-cell office:value-type="float" office:value="0.553725">
            <text:p>0.553725</text:p>
          </table:table-cell>
          <table:table-cell/>
          <table:table-cell office:value-type="float" office:value="0.282142">
            <text:p>0.282142</text:p>
          </table:table-cell>
          <table:table-cell/>
          <table:table-cell office:value-type="float" office:value="0.187464">
            <text:p>0.187464</text:p>
          </table:table-cell>
        </table:table-row>
        <table:table-row table:style-name="ro1">
          <table:table-cell office:value-type="float" office:value="31620">
            <text:p>31620</text:p>
          </table:table-cell>
          <table:table-cell office:value-type="float" office:value="0.033395">
            <text:p>0.033395</text:p>
          </table:table-cell>
          <table:table-cell office:value-type="float" office:value="0.030313">
            <text:p>0.030313</text:p>
          </table:table-cell>
          <table:table-cell office:value-type="float" office:value="0.039117">
            <text:p>0.039117</text:p>
          </table:table-cell>
          <table:table-cell office:value-type="float" office:value="0.040179">
            <text:p>0.040179</text:p>
          </table:table-cell>
          <table:table-cell office:value-type="float" office:value="1.316758">
            <text:p>1.316758</text:p>
          </table:table-cell>
          <table:table-cell office:value-type="float" office:value="1.347006">
            <text:p>1.347006</text:p>
          </table:table-cell>
          <table:table-cell table:formula="of:=[.E22]/[.C22]" office:value-type="float" office:value="1.3254709200673">
            <text:p>1.3254709201</text:p>
          </table:table-cell>
          <table:table-cell table:formula="of:=[.G22]/[.E22]" office:value-type="float" office:value="33.5251250653326">
            <text:p>33.5251250653</text:p>
          </table:table-cell>
          <table:table-cell office:value-type="float" office:value="0.00289">
            <text:p>0.00289</text:p>
          </table:table-cell>
          <table:table-cell office:value-type="float" office:value="0.003272">
            <text:p>0.003272</text:p>
          </table:table-cell>
          <table:table-cell office:value-type="float" office:value="0.002193">
            <text:p>0.002193</text:p>
          </table:table-cell>
          <table:table-cell office:value-type="float" office:value="0.002155">
            <text:p>0.002155</text:p>
          </table:table-cell>
          <table:table-cell office:value-type="float" office:value="0.819213">
            <text:p>0.819213</text:p>
          </table:table-cell>
          <table:table-cell office:value-type="float" office:value="0.815756">
            <text:p>0.815756</text:p>
          </table:table-cell>
          <table:table-cell/>
          <table:table-cell office:value-type="float" office:value="0.430792">
            <text:p>0.430792</text:p>
          </table:table-cell>
          <table:table-cell/>
          <table:table-cell office:value-type="float" office:value="0.298247">
            <text:p>0.298247</text:p>
          </table:table-cell>
        </table:table-row>
        <table:table-row table:style-name="ro1">
          <table:table-cell office:value-type="float" office:value="46420">
            <text:p>46420</text:p>
          </table:table-cell>
          <table:table-cell office:value-type="float" office:value="0.04005">
            <text:p>0.04005</text:p>
          </table:table-cell>
          <table:table-cell office:value-type="float" office:value="0.036531">
            <text:p>0.036531</text:p>
          </table:table-cell>
          <table:table-cell office:value-type="float" office:value="0.055551">
            <text:p>0.055551</text:p>
          </table:table-cell>
          <table:table-cell office:value-type="float" office:value="0.056503">
            <text:p>0.056503</text:p>
          </table:table-cell>
          <table:table-cell office:value-type="float" office:value="1.928266">
            <text:p>1.928266</text:p>
          </table:table-cell>
          <table:table-cell office:value-type="float" office:value="1.973125">
            <text:p>1.973125</text:p>
          </table:table-cell>
          <table:table-cell table:formula="of:=[.E23]/[.C23]" office:value-type="float" office:value="1.54671374996578">
            <text:p>1.54671375</text:p>
          </table:table-cell>
          <table:table-cell table:formula="of:=[.G23]/[.E23]" office:value-type="float" office:value="34.9207121745748">
            <text:p>34.9207121746</text:p>
          </table:table-cell>
          <table:table-cell office:value-type="float" office:value="0.002735">
            <text:p>0.002735</text:p>
          </table:table-cell>
          <table:table-cell office:value-type="float" office:value="0.00498">
            <text:p>0.00498</text:p>
          </table:table-cell>
          <table:table-cell office:value-type="float" office:value="0.003068">
            <text:p>0.003068</text:p>
          </table:table-cell>
          <table:table-cell office:value-type="float" office:value="0.003055">
            <text:p>0.003055</text:p>
          </table:table-cell>
          <table:table-cell office:value-type="float" office:value="1.209153">
            <text:p>1.209153</text:p>
          </table:table-cell>
          <table:table-cell office:value-type="float" office:value="1.191871">
            <text:p>1.191871</text:p>
          </table:table-cell>
          <table:table-cell/>
          <table:table-cell office:value-type="float" office:value="0.680612">
            <text:p>0.680612</text:p>
          </table:table-cell>
          <table:table-cell/>
          <table:table-cell office:value-type="float" office:value="0.385367">
            <text:p>0.385367</text:p>
          </table:table-cell>
        </table:table-row>
        <table:table-row table:style-name="ro1">
          <table:table-cell office:value-type="float" office:value="68130">
            <text:p>68130</text:p>
          </table:table-cell>
          <table:table-cell office:value-type="float" office:value="0.054089">
            <text:p>0.054089</text:p>
          </table:table-cell>
          <table:table-cell office:value-type="float" office:value="0.055019">
            <text:p>0.055019</text:p>
          </table:table-cell>
          <table:table-cell office:value-type="float" office:value="0.091543">
            <text:p>0.091543</text:p>
          </table:table-cell>
          <table:table-cell office:value-type="float" office:value="0.090129">
            <text:p>0.090129</text:p>
          </table:table-cell>
          <table:table-cell office:value-type="float" office:value="2.856255">
            <text:p>2.856255</text:p>
          </table:table-cell>
          <table:table-cell office:value-type="float" office:value="2.91172">
            <text:p>2.91172</text:p>
          </table:table-cell>
          <table:table-cell table:formula="of:=[.E24]/[.C24]" office:value-type="float" office:value="1.63814318689907">
            <text:p>1.6381431869</text:p>
          </table:table-cell>
          <table:table-cell table:formula="of:=[.G24]/[.E24]" office:value-type="float" office:value="32.3061389785751">
            <text:p>32.3061389786</text:p>
          </table:table-cell>
          <table:table-cell office:value-type="float" office:value="0.003291">
            <text:p>0.003291</text:p>
          </table:table-cell>
          <table:table-cell office:value-type="float" office:value="0.003384">
            <text:p>0.003384</text:p>
          </table:table-cell>
          <table:table-cell office:value-type="float" office:value="0.004545">
            <text:p>0.004545</text:p>
          </table:table-cell>
          <table:table-cell office:value-type="float" office:value="0.004358">
            <text:p>0.004358</text:p>
          </table:table-cell>
          <table:table-cell office:value-type="float" office:value="1.918832">
            <text:p>1.918832</text:p>
          </table:table-cell>
          <table:table-cell office:value-type="float" office:value="1.823796">
            <text:p>1.823796</text:p>
          </table:table-cell>
          <table:table-cell/>
          <table:table-cell office:value-type="float" office:value="0.94503">
            <text:p>0.94503</text:p>
          </table:table-cell>
          <table:table-cell/>
          <table:table-cell office:value-type="float" office:value="0.559199">
            <text:p>0.559199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86266">
            <text:p>0.086266</text:p>
          </table:table-cell>
          <table:table-cell office:value-type="float" office:value="0.08824">
            <text:p>0.08824</text:p>
          </table:table-cell>
          <table:table-cell office:value-type="float" office:value="0.13211">
            <text:p>0.13211</text:p>
          </table:table-cell>
          <table:table-cell office:value-type="float" office:value="0.128949">
            <text:p>0.128949</text:p>
          </table:table-cell>
          <table:table-cell office:value-type="float" office:value="4.225166">
            <text:p>4.225166</text:p>
          </table:table-cell>
          <table:table-cell office:value-type="float" office:value="4.43594">
            <text:p>4.43594</text:p>
          </table:table-cell>
          <table:table-cell table:formula="of:=[.E25]/[.C25]" office:value-type="float" office:value="1.46134406165004">
            <text:p>1.4613440617</text:p>
          </table:table-cell>
          <table:table-cell table:formula="of:=[.G25]/[.E25]" office:value-type="float" office:value="34.4007320723697">
            <text:p>34.4007320724</text:p>
          </table:table-cell>
          <table:table-cell office:value-type="float" office:value="0.004752">
            <text:p>0.004752</text:p>
          </table:table-cell>
          <table:table-cell office:value-type="float" office:value="0.004846">
            <text:p>0.004846</text:p>
          </table:table-cell>
          <table:table-cell office:value-type="float" office:value="0.006299">
            <text:p>0.006299</text:p>
          </table:table-cell>
          <table:table-cell office:value-type="float" office:value="0.006754">
            <text:p>0.006754</text:p>
          </table:table-cell>
          <table:table-cell office:value-type="float" office:value="3.392011">
            <text:p>3.392011</text:p>
          </table:table-cell>
          <table:table-cell office:value-type="float" office:value="2.762073">
            <text:p>2.762073</text:p>
          </table:table-cell>
          <table:table-cell/>
          <table:table-cell office:value-type="float" office:value="1.51874">
            <text:p>1.51874</text:p>
          </table:table-cell>
          <table:table-cell/>
          <table:table-cell office:value-type="float" office:value="0.916459">
            <text:p>0.916459</text:p>
          </table:table-cell>
        </table:table-row>
        <table:table-row table:style-name="ro1">
          <table:table-cell office:value-type="float" office:value="146780">
            <text:p>146780</text:p>
          </table:table-cell>
          <table:table-cell office:value-type="float" office:value="0.121052">
            <text:p>0.121052</text:p>
          </table:table-cell>
          <table:table-cell office:value-type="float" office:value="0.126505">
            <text:p>0.126505</text:p>
          </table:table-cell>
          <table:table-cell office:value-type="float" office:value="0.201187">
            <text:p>0.201187</text:p>
          </table:table-cell>
          <table:table-cell office:value-type="float" office:value="0.201717">
            <text:p>0.201717</text:p>
          </table:table-cell>
          <table:table-cell office:value-type="float" office:value="6.14578">
            <text:p>6.14578</text:p>
          </table:table-cell>
          <table:table-cell office:value-type="float" office:value="6.213946">
            <text:p>6.213946</text:p>
          </table:table-cell>
          <table:table-cell table:formula="of:=[.E26]/[.C26]" office:value-type="float" office:value="1.59453776530572">
            <text:p>1.5945377653</text:p>
          </table:table-cell>
          <table:table-cell table:formula="of:=[.G26]/[.E26]" office:value-type="float" office:value="30.8052667846537">
            <text:p>30.8052667847</text:p>
          </table:table-cell>
          <table:table-cell office:value-type="float" office:value="0.006906">
            <text:p>0.006906</text:p>
          </table:table-cell>
          <table:table-cell office:value-type="float" office:value="0.007144">
            <text:p>0.007144</text:p>
          </table:table-cell>
          <table:table-cell office:value-type="float" office:value="0.00907">
            <text:p>0.00907</text:p>
          </table:table-cell>
          <table:table-cell office:value-type="float" office:value="0.008766">
            <text:p>0.008766</text:p>
          </table:table-cell>
          <table:table-cell/>
          <table:table-cell office:value-type="float" office:value="4.110824">
            <text:p>4.110824</text:p>
          </table:table-cell>
          <table:table-cell/>
          <table:table-cell office:value-type="float" office:value="2.066227">
            <text:p>2.066227</text:p>
          </table:table-cell>
          <table:table-cell/>
          <table:table-cell office:value-type="float" office:value="1.117328">
            <text:p>1.117328</text:p>
          </table:table-cell>
        </table:table-row>
        <table:table-row table:style-name="ro1">
          <table:table-cell office:value-type="float" office:value="215440">
            <text:p>215440</text:p>
          </table:table-cell>
          <table:table-cell office:value-type="float" office:value="0.191313">
            <text:p>0.191313</text:p>
          </table:table-cell>
          <table:table-cell office:value-type="float" office:value="0.202455">
            <text:p>0.202455</text:p>
          </table:table-cell>
          <table:table-cell office:value-type="float" office:value="0.352615">
            <text:p>0.352615</text:p>
          </table:table-cell>
          <table:table-cell office:value-type="float" office:value="0.292234">
            <text:p>0.292234</text:p>
          </table:table-cell>
          <table:table-cell office:value-type="float" office:value="9.071063">
            <text:p>9.071063</text:p>
          </table:table-cell>
          <table:table-cell office:value-type="float" office:value="9.23194">
            <text:p>9.23194</text:p>
          </table:table-cell>
          <table:table-cell table:formula="of:=[.E27]/[.C27]" office:value-type="float" office:value="1.44345163122669">
            <text:p>1.4434516312</text:p>
          </table:table-cell>
          <table:table-cell table:formula="of:=[.G27]/[.E27]" office:value-type="float" office:value="31.5909168679894">
            <text:p>31.590916868</text:p>
          </table:table-cell>
          <table:table-cell office:value-type="float" office:value="0.010553">
            <text:p>0.010553</text:p>
          </table:table-cell>
          <table:table-cell office:value-type="float" office:value="0.010394">
            <text:p>0.010394</text:p>
          </table:table-cell>
          <table:table-cell office:value-type="float" office:value="0.012383">
            <text:p>0.012383</text:p>
          </table:table-cell>
          <table:table-cell office:value-type="float" office:value="0.012509">
            <text:p>0.012509</text:p>
          </table:table-cell>
          <table:table-cell/>
          <table:table-cell office:value-type="float" office:value="8.942167">
            <text:p>8.942167</text:p>
          </table:table-cell>
          <table:table-cell/>
          <table:table-cell office:value-type="float" office:value="5.187379">
            <text:p>5.187379</text:p>
          </table:table-cell>
          <table:table-cell/>
          <table:table-cell office:value-type="float" office:value="3.653696">
            <text:p>3.653696</text:p>
          </table:table-cell>
        </table:table-row>
        <table:table-row table:style-name="ro1">
          <table:table-cell office:value-type="float" office:value="316230">
            <text:p>316230</text:p>
          </table:table-cell>
          <table:table-cell office:value-type="float" office:value="0.271965">
            <text:p>0.271965</text:p>
          </table:table-cell>
          <table:table-cell office:value-type="float" office:value="0.274967">
            <text:p>0.274967</text:p>
          </table:table-cell>
          <table:table-cell office:value-type="float" office:value="0.58938">
            <text:p>0.58938</text:p>
          </table:table-cell>
          <table:table-cell office:value-type="float" office:value="0.446745">
            <text:p>0.446745</text:p>
          </table:table-cell>
          <table:table-cell office:value-type="float" office:value="13.504382">
            <text:p>13.504382</text:p>
          </table:table-cell>
          <table:table-cell office:value-type="float" office:value="13.628646">
            <text:p>13.628646</text:p>
          </table:table-cell>
          <table:table-cell table:formula="of:=[.E28]/[.C28]" office:value-type="float" office:value="1.624722239396">
            <text:p>1.6247222394</text:p>
          </table:table-cell>
          <table:table-cell table:formula="of:=[.G28]/[.E28]" office:value-type="float" office:value="30.5065440016117">
            <text:p>30.5065440016</text:p>
          </table:table-cell>
          <table:table-cell office:value-type="float" office:value="0.015222">
            <text:p>0.015222</text:p>
          </table:table-cell>
          <table:table-cell office:value-type="float" office:value="0.015166">
            <text:p>0.015166</text:p>
          </table:table-cell>
          <table:table-cell office:value-type="float" office:value="0.012961">
            <text:p>0.012961</text:p>
          </table:table-cell>
          <table:table-cell office:value-type="float" office:value="0.012324">
            <text:p>0.012324</text:p>
          </table:table-cell>
          <table:table-cell/>
          <table:table-cell office:value-type="float" office:value="8.55837">
            <text:p>8.55837</text:p>
          </table:table-cell>
          <table:table-cell/>
          <table:table-cell office:value-type="float" office:value="4.494458">
            <text:p>4.494458</text:p>
          </table:table-cell>
          <table:table-cell/>
          <table:table-cell office:value-type="float" office:value="2.464725">
            <text:p>2.464725</text:p>
          </table:table-cell>
        </table:table-row>
        <table:table-row table:style-name="ro1">
          <table:table-cell office:value-type="float" office:value="464160">
            <text:p>464160</text:p>
          </table:table-cell>
          <table:table-cell office:value-type="float" office:value="0.535646">
            <text:p>0.535646</text:p>
          </table:table-cell>
          <table:table-cell office:value-type="float" office:value="0.451432">
            <text:p>0.451432</text:p>
          </table:table-cell>
          <table:table-cell office:value-type="float" office:value="3.039124">
            <text:p>3.039124</text:p>
          </table:table-cell>
          <table:table-cell office:value-type="float" office:value="0.887514">
            <text:p>0.887514</text:p>
          </table:table-cell>
          <table:table-cell office:value-type="float" office:value="19.890035">
            <text:p>19.890035</text:p>
          </table:table-cell>
          <table:table-cell office:value-type="float" office:value="19.967465">
            <text:p>19.967465</text:p>
          </table:table-cell>
          <table:table-cell table:formula="of:=[.E29]/[.C29]" office:value-type="float" office:value="1.96599709369296">
            <text:p>1.9659970937</text:p>
          </table:table-cell>
          <table:table-cell table:formula="of:=[.G29]/[.E29]" office:value-type="float" office:value="22.4981972115369">
            <text:p>22.4981972115</text:p>
          </table:table-cell>
          <table:table-cell office:value-type="float" office:value="0.021517">
            <text:p>0.021517</text:p>
          </table:table-cell>
          <table:table-cell office:value-type="float" office:value="0.022357">
            <text:p>0.022357</text:p>
          </table:table-cell>
          <table:table-cell office:value-type="float" office:value="0.015117">
            <text:p>0.015117</text:p>
          </table:table-cell>
          <table:table-cell office:value-type="float" office:value="0.015276">
            <text:p>0.015276</text:p>
          </table:table-cell>
          <table:table-cell/>
          <table:table-cell office:value-type="float" office:value="16.504668">
            <text:p>16.504668</text:p>
          </table:table-cell>
          <table:table-cell/>
          <table:table-cell office:value-type="float" office:value="7.036547">
            <text:p>7.036547</text:p>
          </table:table-cell>
          <table:table-cell/>
          <table:table-cell office:value-type="float" office:value="3.461819">
            <text:p>3.461819</text:p>
          </table:table-cell>
        </table:table-row>
        <table:table-row table:style-name="ro1">
          <table:table-cell office:value-type="float" office:value="681290">
            <text:p>681290</text:p>
          </table:table-cell>
          <table:table-cell office:value-type="float" office:value="0.893113">
            <text:p>0.893113</text:p>
          </table:table-cell>
          <table:table-cell office:value-type="float" office:value="0.60645">
            <text:p>0.60645</text:p>
          </table:table-cell>
          <table:table-cell/>
          <table:table-cell office:value-type="float" office:value="1.214438">
            <text:p>1.214438</text:p>
          </table:table-cell>
          <table:table-cell office:value-type="float" office:value="29.151916">
            <text:p>29.151916</text:p>
          </table:table-cell>
          <table:table-cell office:value-type="float" office:value="29.316144">
            <text:p>29.316144</text:p>
          </table:table-cell>
          <table:table-cell table:formula="of:=[.E30]/[.C30]" office:value-type="float" office:value="2.00253607057466">
            <text:p>2.0025360706</text:p>
          </table:table-cell>
          <table:table-cell table:formula="of:=[.G30]/[.E30]" office:value-type="float" office:value="24.1396794237334">
            <text:p>24.1396794237</text:p>
          </table:table-cell>
          <table:table-cell office:value-type="float" office:value="0.032091">
            <text:p>0.032091</text:p>
          </table:table-cell>
          <table:table-cell office:value-type="float" office:value="0.035525">
            <text:p>0.035525</text:p>
          </table:table-cell>
          <table:table-cell office:value-type="float" office:value="0.022164">
            <text:p>0.022164</text:p>
          </table:table-cell>
          <table:table-cell office:value-type="float" office:value="0.01987">
            <text:p>0.01987</text:p>
          </table:table-cell>
          <table:table-cell/>
          <table:table-cell office:value-type="float" office:value="21.452514">
            <text:p>21.452514</text:p>
          </table:table-cell>
          <table:table-cell/>
          <table:table-cell office:value-type="float" office:value="12.181159">
            <text:p>12.181159</text:p>
          </table:table-cell>
          <table:table-cell/>
          <table:table-cell office:value-type="float" office:value="8.04306">
            <text:p>8.0430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office:value-type="float" office:value="0.931013">
            <text:p>0.931013</text:p>
          </table:table-cell>
          <table:table-cell/>
          <table:table-cell office:value-type="float" office:value="1.811862">
            <text:p>1.811862</text:p>
          </table:table-cell>
          <table:table-cell office:value-type="float" office:value="266.597212">
            <text:p>266.597212</text:p>
          </table:table-cell>
          <table:table-cell office:value-type="float" office:value="43.958059">
            <text:p>43.958059</text:p>
          </table:table-cell>
          <table:table-cell table:formula="of:=[.E31]/[.C31]" office:value-type="float" office:value="1.94611890489177">
            <text:p>1.9461189049</text:p>
          </table:table-cell>
          <table:table-cell table:formula="of:=[.G31]/[.E31]" office:value-type="float" office:value="24.2612621711808">
            <text:p>24.2612621712</text:p>
          </table:table-cell>
          <table:table-cell office:value-type="float" office:value="0.07551">
            <text:p>0.07551</text:p>
          </table:table-cell>
          <table:table-cell office:value-type="float" office:value="0.050531">
            <text:p>0.050531</text:p>
          </table:table-cell>
          <table:table-cell office:value-type="float" office:value="0.029524">
            <text:p>0.029524</text:p>
          </table:table-cell>
          <table:table-cell office:value-type="float" office:value="0.029429">
            <text:p>0.029429</text:p>
          </table:table-cell>
          <table:table-cell/>
          <table:table-cell office:value-type="float" office:value="36.976641">
            <text:p>36.976641</text:p>
          </table:table-cell>
          <table:table-cell/>
          <table:table-cell office:value-type="float" office:value="21.595573">
            <text:p>21.595573</text:p>
          </table:table-cell>
          <table:table-cell/>
          <table:table-cell office:value-type="float" office:value="8.517914">
            <text:p>8.517914</text:p>
          </table:table-cell>
        </table:table-row>
        <table:table-row table:style-name="ro1">
          <table:table-cell office:value-type="float" office:value="1467800">
            <text:p>1467800</text:p>
          </table:table-cell>
          <table:table-cell/>
          <table:table-cell office:value-type="float" office:value="2.987056">
            <text:p>2.987056</text:p>
          </table:table-cell>
          <table:table-cell/>
          <table:table-cell office:value-type="float" office:value="2.469539">
            <text:p>2.469539</text:p>
          </table:table-cell>
          <table:table-cell/>
          <table:table-cell office:value-type="float" office:value="63.778126">
            <text:p>63.778126</text:p>
          </table:table-cell>
          <table:table-cell table:formula="of:=[.E32]/[.C32]" office:value-type="float" office:value="0.826746803541681">
            <text:p>0.8267468035</text:p>
          </table:table-cell>
          <table:table-cell table:formula="of:=[.G32]/[.E32]" office:value-type="float" office:value="25.8259237857754">
            <text:p>25.8259237858</text:p>
          </table:table-cell>
          <table:table-cell/>
          <table:table-cell office:value-type="float" office:value="0.070729">
            <text:p>0.070729</text:p>
          </table:table-cell>
          <table:table-cell office:value-type="float" office:value="0.043646">
            <text:p>0.043646</text:p>
          </table:table-cell>
          <table:table-cell office:value-type="float" office:value="0.042835">
            <text:p>0.042835</text:p>
          </table:table-cell>
          <table:table-cell/>
          <table:table-cell office:value-type="float" office:value="54.237361">
            <text:p>54.237361</text:p>
          </table:table-cell>
          <table:table-cell/>
          <table:table-cell office:value-type="float" office:value="32.126088">
            <text:p>32.126088</text:p>
          </table:table-cell>
          <table:table-cell/>
          <table:table-cell office:value-type="float" office:value="18.266388">
            <text:p>18.266388</text:p>
          </table:table-cell>
        </table:table-row>
        <table:table-row table:style-name="ro1">
          <table:table-cell office:value-type="float" office:value="2154430">
            <text:p>2154430</text:p>
          </table:table-cell>
          <table:table-cell/>
          <table:table-cell office:value-type="float" office:value="2.222815">
            <text:p>2.222815</text:p>
          </table:table-cell>
          <table:table-cell/>
          <table:table-cell office:value-type="float" office:value="8.582819">
            <text:p>8.582819</text:p>
          </table:table-cell>
          <table:table-cell/>
          <table:table-cell office:value-type="float" office:value="95.897781">
            <text:p>95.897781</text:p>
          </table:table-cell>
          <table:table-cell table:formula="of:=[.E33]/[.C33]" office:value-type="float" office:value="3.86123856461289">
            <text:p>3.8612385646</text:p>
          </table:table-cell>
          <table:table-cell table:formula="of:=[.G33]/[.E33]" office:value-type="float" office:value="11.1732265354774">
            <text:p>11.1732265355</text:p>
          </table:table-cell>
          <table:table-cell/>
          <table:table-cell office:value-type="float" office:value="0.1062">
            <text:p>0.1062</text:p>
          </table:table-cell>
          <table:table-cell/>
          <table:table-cell office:value-type="float" office:value="0.065659">
            <text:p>0.065659</text:p>
          </table:table-cell>
          <table:table-cell/>
          <table:table-cell office:value-type="float" office:value="98.178889">
            <text:p>98.178889</text:p>
          </table:table-cell>
          <table:table-cell/>
          <table:table-cell office:value-type="float" office:value="48.853158">
            <text:p>48.853158</text:p>
          </table:table-cell>
          <table:table-cell/>
          <table:table-cell office:value-type="float" office:value="29.623851">
            <text:p>29.623851</text:p>
          </table:table-cell>
        </table:table-row>
        <table:table-row table:style-name="ro1">
          <table:table-cell office:value-type="float" office:value="3162280">
            <text:p>3162280</text:p>
          </table:table-cell>
          <table:table-cell/>
          <table:table-cell office:value-type="float" office:value="3.744204">
            <text:p>3.744204</text:p>
          </table:table-cell>
          <table:table-cell/>
          <table:table-cell office:value-type="float" office:value="6.187119">
            <text:p>6.187119</text:p>
          </table:table-cell>
          <table:table-cell/>
          <table:table-cell office:value-type="float" office:value="137.34436">
            <text:p>137.34436</text:p>
          </table:table-cell>
          <table:table-cell table:formula="of:=[.E34]/[.C34]" office:value-type="float" office:value="1.65245243047654">
            <text:p>1.6524524305</text:p>
          </table:table-cell>
          <table:table-cell table:formula="of:=[.G34]/[.E34]" office:value-type="float" office:value="22.1984351682908">
            <text:p>22.1984351683</text:p>
          </table:table-cell>
          <table:table-cell/>
          <table:table-cell office:value-type="float" office:value="0.154307">
            <text:p>0.154307</text:p>
          </table:table-cell>
          <table:table-cell/>
          <table:table-cell office:value-type="float" office:value="0.0945">
            <text:p>0.0945</text:p>
          </table:table-cell>
          <table:table-cell table:number-columns-repeated="5"/>
          <table:table-cell office:value-type="float" office:value="62.987177">
            <text:p>62.987177</text:p>
          </table:table-cell>
        </table:table-row>
        <table:table-row table:style-name="ro1">
          <table:table-cell office:value-type="float" office:value="4641590">
            <text:p>4641590</text:p>
          </table:table-cell>
          <table:table-cell/>
          <table:table-cell office:value-type="float" office:value="8.032599">
            <text:p>8.032599</text:p>
          </table:table-cell>
          <table:table-cell/>
          <table:table-cell office:value-type="float" office:value="19.657234">
            <text:p>19.657234</text:p>
          </table:table-cell>
          <table:table-cell/>
          <table:table-cell office:value-type="float" office:value="203.152437">
            <text:p>203.152437</text:p>
          </table:table-cell>
          <table:table-cell table:formula="of:=[.E35]/[.C35]" office:value-type="float" office:value="2.44718228807388">
            <text:p>2.4471822881</text:p>
          </table:table-cell>
          <table:table-cell table:formula="of:=[.G35]/[.E35]" office:value-type="float" office:value="10.3347417546131">
            <text:p>10.3347417546</text:p>
          </table:table-cell>
          <table:table-cell/>
          <table:table-cell office:value-type="float" office:value="0.390721">
            <text:p>0.390721</text:p>
          </table:table-cell>
          <table:table-cell/>
          <table:table-cell office:value-type="float" office:value="0.140721">
            <text:p>0.140721</text:p>
          </table:table-cell>
          <table:table-cell table:number-columns-repeated="6"/>
        </table:table-row>
        <table:table-row table:style-name="ro1">
          <table:table-cell office:value-type="float" office:value="6812920">
            <text:p>6812920</text:p>
          </table:table-cell>
          <table:table-cell/>
          <table:table-cell office:value-type="float" office:value="11.65237">
            <text:p>11.65237</text:p>
          </table:table-cell>
          <table:table-cell/>
          <table:table-cell office:value-type="float" office:value="33.768918">
            <text:p>33.768918</text:p>
          </table:table-cell>
          <table:table-cell/>
          <table:table-cell office:value-type="float" office:value="299.087728">
            <text:p>299.087728</text:p>
          </table:table-cell>
          <table:table-cell table:formula="of:=[.E36]/[.C36]" office:value-type="float" office:value="2.89803001449491">
            <text:p>2.8980300145</text:p>
          </table:table-cell>
          <table:table-cell table:formula="of:=[.G36]/[.E36]" office:value-type="float" office:value="8.85689402307767">
            <text:p>8.8568940231</text:p>
          </table:table-cell>
          <table:table-cell/>
          <table:table-cell office:value-type="float" office:value="0.336806">
            <text:p>0.336806</text:p>
          </table:table-cell>
          <table:table-cell/>
          <table:table-cell office:value-type="float" office:value="0.201334">
            <text:p>0.201334</text:p>
          </table:table-cell>
          <table:table-cell table:number-columns-repeated="6"/>
        </table:table-row>
        <table:table-row table:style-name="ro1">
          <table:table-cell office:value-type="float" office:value="10000000">
            <text:p>10000000</text:p>
            <draw:frame table:end-cell-address="Sheet1.L59" table:end-x="0.948cm" table:end-y="0.247cm" draw:z-index="1" draw:name="fffff" draw:style-name="gr1" draw:text-style-name="P1" svg:width="25.146cm" svg:height="9.83cm" svg:x="0.641cm" svg:y="0.353cm">
              <draw:object draw:notify-on-update-of-ranges="Sheet1.A2:Sheet1.A37 Sheet1.O1:Sheet1.O1 Sheet1.O2:Sheet1.O37 Sheet1.A2:Sheet1.A37 Sheet1.G1:Sheet1.G1 Sheet1.G2:Sheet1.G37 Sheet1.A2:Sheet1.A37 Sheet1.Q1:Sheet1.Q1 Sheet1.Q2:Sheet1.Q37 Sheet1.A2:Sheet1.A37 Sheet1.S1:Sheet1.S1 Sheet1.S2:Sheet1.S37 Sheet1.A2:Sheet1.A37 Sheet1.E1:Sheet1.E1 Sheet1.E2:Sheet1.E37 Sheet1.A2:Sheet1.A37 Sheet1.C1:Sheet1.C1 Sheet1.C2:Sheet1.C37 Sheet1.A2:Sheet1.A37 Sheet1.K1:Sheet1.K1 Sheet1.K2:Sheet1.K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xxx</svg:title>
            </draw:frame>
          </table:table-cell>
          <table:table-cell/>
          <table:table-cell office:value-type="float" office:value="16.468543">
            <text:p>16.468543</text:p>
          </table:table-cell>
          <table:table-cell/>
          <table:table-cell/>
          <table:table-cell/>
          <table:table-cell office:value-type="float" office:value="438.232329">
            <text:p>438.232329</text:p>
          </table:table-cell>
          <table:table-cell table:formula="of:=[.E37]/[.C37]" office:value-type="float" office:value="0">
            <text:p>0</text:p>
          </table:table-cell>
          <table:table-cell table:number-columns-repeated="2"/>
          <table:table-cell office:value-type="float" office:value="0.503447">
            <text:p>0.503447</text:p>
          </table:table-cell>
          <table:table-cell/>
          <table:table-cell office:value-type="float" office:value="0.29875">
            <text:p>0.29875</text:p>
          </table:table-cell>
          <table:table-cell table:number-columns-repeated="6"/>
        </table:table-row>
        <table:table-row table:style-name="ro1">
          <table:table-cell table:number-columns-repeated="8"/>
          <table:table-cell>
            <draw:frame table:end-cell-address="Sheet1.U60" table:end-x="0.25cm" table:end-y="0.055cm" draw:z-index="2" draw:name="fffff" draw:style-name="gr1" draw:text-style-name="P1" svg:width="25.146cm" svg:height="9.83cm" svg:x="2.201cm" svg:y="0.16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  <svg:title>xxx</svg:title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>
            <draw:frame table:end-cell-address="Sheet1.O86" table:end-x="0.39cm" table:end-y="0.38cm" draw:z-index="0" draw:name="fffff" draw:style-name="gr1" draw:text-style-name="P1" svg:width="31.892cm" svg:height="11.583cm" svg:x="0.111cm" svg:y="0.088cm">
              <draw:object draw:notify-on-update-of-ranges="Sheet1.A2:Sheet1.A37 Sheet1.N1:Sheet1.N1 Sheet1.N2:Sheet1.N37 Sheet1.A2:Sheet1.A37 Sheet1.O1:Sheet1.O1 Sheet1.O2:Sheet1.O37 Sheet1.A2:Sheet1.A37 Sheet1.F1:Sheet1.F1 Sheet1.F2:Sheet1.F37 Sheet1.A2:Sheet1.A37 Sheet1.G1:Sheet1.G1 Sheet1.G2:Sheet1.G37 Sheet1.A2:Sheet1.A37 Sheet1.D1:Sheet1.D1 Sheet1.D2:Sheet1.D37 Sheet1.A2:Sheet1.A37 Sheet1.E1:Sheet1.E1 Sheet1.E2:Sheet1.E37 Sheet1.A2:Sheet1.A37 Sheet1.B1:Sheet1.B1 Sheet1.B2:Sheet1.B37 Sheet1.A2:Sheet1.A37 Sheet1.C1:Sheet1.C1 Sheet1.C2:Sheet1.C37 Sheet1.A2:Sheet1.A37 Sheet1.J1:Sheet1.J1 Sheet1.J2:Sheet1.J37 Sheet1.A2:Sheet1.A37 Sheet1.K1:Sheet1.K1 Sheet1.K2:Sheet1.K37 Sheet1.A2:Sheet1.A37 Sheet1.L1:Sheet1.L1 Sheet1.L2:Sheet1.L37 Sheet1.A2:Sheet1.A37 Sheet1.M1:Sheet1.M1 Sheet1.M2:Sheet1.M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xxx</svg:title>
            </draw:frame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 number:grouping="true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/04/2016</text:date>, <text:time>20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4-11T13:41:43.31</meta:creation-date>
    <dc:date>2016-04-25T20:07:42.79</dc:date>
    <meta:editing-duration>P1DT5H46M22S</meta:editing-duration>
    <meta:editing-cycles>4</meta:editing-cycles>
    <meta:generator>OpenOffice/4.0.1$Win32 OpenOffice.org_project/401m5$Build-9714</meta:generator>
    <dc:creator>Edward Willink</dc:creator>
    <meta:document-statistic meta:table-count="3" meta:cell-count="5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7">
      <style:chart-properties chart:display-label="true" chart:tick-marks-minor-inner="true" chart:tick-marks-minor-outer="false" chart:logarithmic="true" chart:minimum="100" chart:maximum="1000000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inor-inner="true" chart:tick-marks-minor-outer="false" chart:logarithmic="true" chart:minimum="0.00001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893cm" svg:height="11.584cm" xlink:href=".." xlink:type="simple" chart:class="chart:scatter" chart:column-mapping="11 12 5 6 3 4 1 2 7 8 9 10" chart:style-name="ch1">
        <chart:legend svg:x="21.083cm" svg:y="1.344cm" style:legend-expansion="custom" chartooo:width="6.13cm" chartooo:height="5.498cm" style:legend-expansion-aspect-ratio="1.11495089123318" chart:style-name="ch2"/>
        <chart:plot-area chart:style-name="ch3" table:cell-range-address="Sheet1.A2:Sheet1.C37 Sheet1.J1:Sheet1.O37 Sheet1.D1:Sheet1.G37 Sheet1.B1:Sheet1.C1" chart:data-source-has-labels="row" svg:x="3.091cm" svg:y="0.854cm" svg:width="18.003cm" svg:height="9.454cm">
          <chartooo:coordinate-region svg:x="3.369cm" svg:y="1.066cm" svg:width="16.257cm" svg:height="8.569cm"/>
          <chart:axis chart:dimension="x" chart:name="primary-x" chart:style-name="ch4">
            <chart:title svg:x="10.857cm" svg:y="10.54cm" chart:style-name="ch5">
              <text:p>Model Elements</text:p>
            </chart:title>
            <chart:grid chart:style-name="ch6" chart:class="major"/>
          </chart:axis>
          <chart:axis chart:dimension="y" chart:name="primary-y" chart:style-name="ch7">
            <chart:title svg:x="21.788cm" svg:y="8.144cm" chart:style-name="ch8">
              <text:p>seconds</text:p>
            </chart:title>
            <chart:grid chart:style-name="ch6" chart:class="major"/>
          </chart:axis>
          <chart:series chart:style-name="ch9" chart:values-cell-range-address="Sheet1.N2:Sheet1.N37" chart:label-cell-address="Sheet1.N1:Sheet1.N1" chart:class="chart:scatter">
            <chart:domain table:cell-range-address="Sheet1.A2:Sheet1.A37"/>
            <chart:data-point chart:repeated="36"/>
          </chart:series>
          <chart:series chart:style-name="ch10" chart:values-cell-range-address="Sheet1.O2:Sheet1.O37" chart:label-cell-address="Sheet1.O1:Sheet1.O1" chart:class="chart:scatter">
            <chart:data-point chart:repeated="36"/>
          </chart:series>
          <chart:series chart:style-name="ch11" chart:values-cell-range-address="Sheet1.F2:Sheet1.F37" chart:label-cell-address="Sheet1.F1:Sheet1.F1" chart:class="chart:scatter">
            <chart:data-point chart:repeated="36"/>
          </chart:series>
          <chart:series chart:style-name="ch12" chart:values-cell-range-address="Sheet1.G2:Sheet1.G37" chart:label-cell-address="Sheet1.G1:Sheet1.G1" chart:class="chart:scatter">
            <chart:data-point chart:repeated="36"/>
          </chart:series>
          <chart:series chart:style-name="ch13" chart:values-cell-range-address="Sheet1.D2:Sheet1.D37" chart:label-cell-address="Sheet1.D1:Sheet1.D1" chart:class="chart:scatter">
            <chart:data-point chart:repeated="36"/>
          </chart:series>
          <chart:series chart:style-name="ch14" chart:values-cell-range-address="Sheet1.E2:Sheet1.E37" chart:label-cell-address="Sheet1.E1:Sheet1.E1" chart:class="chart:scatter">
            <chart:data-point chart:repeated="36"/>
          </chart:series>
          <chart:series chart:style-name="ch15" chart:values-cell-range-address="Sheet1.B2:Sheet1.B37" chart:label-cell-address="Sheet1.B1:Sheet1.B1" chart:class="chart:scatter">
            <chart:data-point chart:repeated="36"/>
          </chart:series>
          <chart:series chart:style-name="ch16" chart:values-cell-range-address="Sheet1.C2:Sheet1.C37" chart:label-cell-address="Sheet1.C1:Sheet1.C1" chart:class="chart:scatter">
            <chart:data-point chart:repeated="36"/>
          </chart:series>
          <chart:series chart:style-name="ch17" chart:values-cell-range-address="Sheet1.J2:Sheet1.J37" chart:label-cell-address="Sheet1.J1:Sheet1.J1" chart:class="chart:scatter">
            <chart:data-point chart:repeated="36"/>
          </chart:series>
          <chart:series chart:style-name="ch18" chart:values-cell-range-address="Sheet1.K2:Sheet1.K37" chart:label-cell-address="Sheet1.K1:Sheet1.K1" chart:class="chart:scatter">
            <chart:data-point chart:repeated="36"/>
          </chart:series>
          <chart:series chart:style-name="ch19" chart:values-cell-range-address="Sheet1.L2:Sheet1.L37" chart:label-cell-address="Sheet1.L1:Sheet1.L1" chart:class="chart:scatter">
            <chart:data-point chart:repeated="36"/>
          </chart:series>
          <chart:series chart:style-name="ch20" chart:values-cell-range-address="Sheet1.M2:Sheet1.M37" chart:label-cell-address="Sheet1.M1:Sheet1.M1" chart:class="chart:scatter">
            <chart:data-point chart:repeated="3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VTo Interpreted (256MB)</text:p>
                <draw:g>
                  <svg:desc>Sheet1.N1:Sheet1.N1</svg:desc>
                </draw:g>
              </table:table-cell>
              <table:table-cell office:value-type="string">
                <text:p>QVTo Interpreted</text:p>
                <draw:g>
                  <svg:desc>Sheet1.O1:Sheet1.O1</svg:desc>
                </draw:g>
              </table:table-cell>
              <table:table-cell office:value-type="string">
                <text:p>QVTc Interpreted (256MB)</text:p>
                <draw:g>
                  <svg:desc>Sheet1.F1:Sheet1.F1</svg:desc>
                </draw:g>
              </table:table-cell>
              <table:table-cell office:value-type="string">
                <text:p>QVTc Interpreted</text:p>
                <draw:g>
                  <svg:desc>Sheet1.G1:Sheet1.G1</svg:desc>
                </draw:g>
              </table:table-cell>
              <table:table-cell office:value-type="string">
                <text:p>QVTc Code Generated (256MB)</text:p>
                <draw:g>
                  <svg:desc>Sheet1.D1:Sheet1.D1</svg:desc>
                </draw:g>
              </table:table-cell>
              <table:table-cell office:value-type="string">
                <text:p>QVTc Code Generated</text:p>
                <draw:g>
                  <svg:desc>Sheet1.E1:Sheet1.E1</svg:desc>
                </draw:g>
              </table:table-cell>
              <table:table-cell office:value-type="string">
                <text:p>EcoreUtilCopy (256MB)</text:p>
                <draw:g>
                  <svg:desc>Sheet1.B1:Sheet1.B1</svg:desc>
                </draw:g>
              </table:table-cell>
              <table:table-cell office:value-type="string">
                <text:p>EcoreUtil Copy</text:p>
                <draw:g>
                  <svg:desc>Sheet1.C1:Sheet1.C1</svg:desc>
                </draw:g>
              </table:table-cell>
              <table:table-cell office:value-type="string">
                <text:p>ManualCopy (256MB)</text:p>
                <draw:g>
                  <svg:desc>Sheet1.J1:Sheet1.J1</svg:desc>
                </draw:g>
              </table:table-cell>
              <table:table-cell office:value-type="string">
                <text:p>Manual Copy</text:p>
                <draw:g>
                  <svg:desc>Sheet1.K1:Sheet1.K1</svg:desc>
                </draw:g>
              </table:table-cell>
              <table:table-cell office:value-type="string">
                <text:p>ManualInPlace (256MB)</text:p>
                <draw:g>
                  <svg:desc>Sheet1.L1:Sheet1.L1</svg:desc>
                </draw:g>
              </table:table-cell>
              <table:table-cell office:value-type="string">
                <text:p>Manual In Plac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7</svg:desc>
                </draw:g>
              </table:table-cell>
              <table:table-cell office:value-type="float" office:value="0.004272">
                <text:p>0.004272</text:p>
                <draw:g>
                  <svg:desc>Sheet1.N2:Sheet1.N37</svg:desc>
                </draw:g>
              </table:table-cell>
              <table:table-cell office:value-type="float" office:value="0.005442">
                <text:p>0.005442</text:p>
                <draw:g>
                  <svg:desc>Sheet1.O2:Sheet1.O37</svg:desc>
                </draw:g>
              </table:table-cell>
              <table:table-cell office:value-type="float" office:value="0.001865">
                <text:p>0.001865</text:p>
                <draw:g>
                  <svg:desc>Sheet1.F2:Sheet1.F37</svg:desc>
                </draw:g>
              </table:table-cell>
              <table:table-cell office:value-type="float" office:value="0.001311">
                <text:p>0.001311</text:p>
                <draw:g>
                  <svg:desc>Sheet1.G2:Sheet1.G37</svg:desc>
                </draw:g>
              </table:table-cell>
              <table:table-cell office:value-type="float" office:value="0.000609">
                <text:p>0.000609</text:p>
                <draw:g>
                  <svg:desc>Sheet1.D2:Sheet1.D37</svg:desc>
                </draw:g>
              </table:table-cell>
              <table:table-cell office:value-type="float" office:value="0.000591">
                <text:p>0.000591</text:p>
                <draw:g>
                  <svg:desc>Sheet1.E2:Sheet1.E37</svg:desc>
                </draw:g>
              </table:table-cell>
              <table:table-cell office:value-type="float" office:value="0.000699">
                <text:p>0.000699</text:p>
                <draw:g>
                  <svg:desc>Sheet1.B2:Sheet1.B37</svg:desc>
                </draw:g>
              </table:table-cell>
              <table:table-cell office:value-type="float" office:value="0.000484">
                <text:p>0.000484</text:p>
                <draw:g>
                  <svg:desc>Sheet1.C2:Sheet1.C37</svg:desc>
                </draw:g>
              </table:table-cell>
              <table:table-cell office:value-type="float" office:value="0.000013">
                <text:p>0.000013</text:p>
                <draw:g>
                  <svg:desc>Sheet1.J2:Sheet1.J37</svg:desc>
                </draw:g>
              </table:table-cell>
              <table:table-cell office:value-type="float" office:value="0.000014">
                <text:p>0.000014</text:p>
                <draw:g>
                  <svg:desc>Sheet1.K2:Sheet1.K37</svg:desc>
                </draw:g>
              </table:table-cell>
              <table:table-cell office:value-type="float" office:value="0.000007">
                <text:p>0.000007</text:p>
                <draw:g>
                  <svg:desc>Sheet1.L2:Sheet1.L37</svg:desc>
                </draw:g>
              </table:table-cell>
              <table:table-cell office:value-type="float" office:value="0.000008">
                <text:p>0.000008</text:p>
                <draw:g>
                  <svg:desc>Sheet1.M2:Sheet1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874">
                <text:p>0.003874</text:p>
              </table:table-cell>
              <table:table-cell office:value-type="float" office:value="0.00591">
                <text:p>0.00591</text:p>
              </table:table-cell>
              <table:table-cell office:value-type="float" office:value="0.001875">
                <text:p>0.001875</text:p>
              </table:table-cell>
              <table:table-cell office:value-type="float" office:value="0.001708">
                <text:p>0.001708</text:p>
              </table:table-cell>
              <table:table-cell office:value-type="float" office:value="0.000313">
                <text:p>0.000313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3084">
                <text:p>0.003084</text:p>
              </table:table-cell>
              <table:table-cell office:value-type="float" office:value="0.053538">
                <text:p>0.053538</text:p>
              </table:table-cell>
              <table:table-cell office:value-type="float" office:value="0.002178">
                <text:p>0.002178</text:p>
              </table:table-cell>
              <table:table-cell office:value-type="float" office:value="0.0022">
                <text:p>0.0022</text:p>
              </table:table-cell>
              <table:table-cell office:value-type="float" office:value="0.000372">
                <text:p>0.000372</text:p>
              </table:table-cell>
              <table:table-cell office:value-type="float" office:value="0.000407">
                <text:p>0.000407</text:p>
              </table:table-cell>
              <table:table-cell office:value-type="float" office:value="0.001267">
                <text:p>0.001267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5576">
                <text:p>0.005576</text:p>
              </table:table-cell>
              <table:table-cell office:value-type="float" office:value="0.007603">
                <text:p>0.007603</text:p>
              </table:table-cell>
              <table:table-cell office:value-type="float" office:value="0.010741">
                <text:p>0.010741</text:p>
              </table:table-cell>
              <table:table-cell office:value-type="float" office:value="0.007921">
                <text:p>0.007921</text:p>
              </table:table-cell>
              <table:table-cell office:value-type="float" office:value="0.000505">
                <text:p>0.000505</text:p>
              </table:table-cell>
              <table:table-cell office:value-type="float" office:value="0.00038">
                <text:p>0.00038</text:p>
              </table:table-cell>
              <table:table-cell office:value-type="float" office:value="0.000206">
                <text:p>0.000206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04217">
                <text:p>0.004217</text:p>
              </table:table-cell>
              <table:table-cell office:value-type="float" office:value="0.006096">
                <text:p>0.006096</text:p>
              </table:table-cell>
              <table:table-cell office:value-type="float" office:value="0.003995">
                <text:p>0.003995</text:p>
              </table:table-cell>
              <table:table-cell office:value-type="float" office:value="0.003796">
                <text:p>0.00379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249">
                <text:p>0.000249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5">
                <text:p>0.000025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5055">
                <text:p>0.005055</text:p>
              </table:table-cell>
              <table:table-cell office:value-type="float" office:value="0.007973">
                <text:p>0.007973</text:p>
              </table:table-cell>
              <table:table-cell office:value-type="float" office:value="0.005794">
                <text:p>0.005794</text:p>
              </table:table-cell>
              <table:table-cell office:value-type="float" office:value="0.00483">
                <text:p>0.00483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378">
                <text:p>0.000378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22">
                <text:p>0.000022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06427">
                <text:p>0.006427</text:p>
              </table:table-cell>
              <table:table-cell office:value-type="float" office:value="0.012236">
                <text:p>0.012236</text:p>
              </table:table-cell>
              <table:table-cell office:value-type="float" office:value="0.007123">
                <text:p>0.007123</text:p>
              </table:table-cell>
              <table:table-cell office:value-type="float" office:value="0.007027">
                <text:p>0.007027</text:p>
              </table:table-cell>
              <table:table-cell office:value-type="float" office:value="0.000426">
                <text:p>0.000426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036">
                <text:p>0.000036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0.013703">
                <text:p>0.013703</text:p>
              </table:table-cell>
              <table:table-cell office:value-type="float" office:value="0.01174">
                <text:p>0.01174</text:p>
              </table:table-cell>
              <table:table-cell office:value-type="float" office:value="0.010117">
                <text:p>0.010117</text:p>
              </table:table-cell>
              <table:table-cell office:value-type="float" office:value="0.009765">
                <text:p>0.009765</text:p>
              </table:table-cell>
              <table:table-cell office:value-type="float" office:value="0.000602">
                <text:p>0.000602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4">
                <text:p>0.0004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5">
                <text:p>0.00005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13308">
                <text:p>0.013308</text:p>
              </table:table-cell>
              <table:table-cell office:value-type="float" office:value="0.013772">
                <text:p>0.013772</text:p>
              </table:table-cell>
              <table:table-cell office:value-type="float" office:value="0.013842">
                <text:p>0.013842</text:p>
              </table:table-cell>
              <table:table-cell office:value-type="float" office:value="0.016158">
                <text:p>0.016158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571">
                <text:p>0.000571</text:p>
              </table:table-cell>
              <table:table-cell office:value-type="float" office:value="0.000531">
                <text:p>0.000531</text:p>
              </table:table-cell>
              <table:table-cell office:value-type="float" office:value="0.00007">
                <text:p>0.00007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017382">
                <text:p>0.017382</text:p>
              </table:table-cell>
              <table:table-cell office:value-type="float" office:value="0.023617">
                <text:p>0.023617</text:p>
              </table:table-cell>
              <table:table-cell office:value-type="float" office:value="0.020035">
                <text:p>0.020035</text:p>
              </table:table-cell>
              <table:table-cell office:value-type="float" office:value="0.024717">
                <text:p>0.024717</text:p>
              </table:table-cell>
              <table:table-cell office:value-type="float" office:value="0.000775">
                <text:p>0.000775</text:p>
              </table:table-cell>
              <table:table-cell office:value-type="float" office:value="0.000604">
                <text:p>0.000604</text:p>
              </table:table-cell>
              <table:table-cell office:value-type="float" office:value="0.001283">
                <text:p>0.001283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0.021512">
                <text:p>0.021512</text:p>
              </table:table-cell>
              <table:table-cell office:value-type="float" office:value="0.025613">
                <text:p>0.025613</text:p>
              </table:table-cell>
              <table:table-cell office:value-type="float" office:value="0.029174">
                <text:p>0.029174</text:p>
              </table:table-cell>
              <table:table-cell office:value-type="float" office:value="0.029948">
                <text:p>0.029948</text:p>
              </table:table-cell>
              <table:table-cell office:value-type="float" office:value="0.001044">
                <text:p>0.001044</text:p>
              </table:table-cell>
              <table:table-cell office:value-type="float" office:value="0.00081">
                <text:p>0.00081</text:p>
              </table:table-cell>
              <table:table-cell office:value-type="float" office:value="0.001022">
                <text:p>0.001022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184">
                <text:p>0.000184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29426">
                <text:p>0.029426</text:p>
              </table:table-cell>
              <table:table-cell office:value-type="float" office:value="0.032988">
                <text:p>0.032988</text:p>
              </table:table-cell>
              <table:table-cell office:value-type="float" office:value="0.042712">
                <text:p>0.042712</text:p>
              </table:table-cell>
              <table:table-cell office:value-type="float" office:value="0.043107">
                <text:p>0.043107</text:p>
              </table:table-cell>
              <table:table-cell office:value-type="float" office:value="0.001496">
                <text:p>0.001496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248">
                <text:p>0.001248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234">
                <text:p>0.00023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0">
                <text:p>1470</text:p>
              </table:table-cell>
              <table:table-cell office:value-type="float" office:value="0.059407">
                <text:p>0.059407</text:p>
              </table:table-cell>
              <table:table-cell office:value-type="float" office:value="0.048445">
                <text:p>0.048445</text:p>
              </table:table-cell>
              <table:table-cell office:value-type="float" office:value="0.061571">
                <text:p>0.061571</text:p>
              </table:table-cell>
              <table:table-cell office:value-type="float" office:value="0.066721">
                <text:p>0.066721</text:p>
              </table:table-cell>
              <table:table-cell office:value-type="float" office:value="0.001867">
                <text:p>0.001867</text:p>
              </table:table-cell>
              <table:table-cell office:value-type="float" office:value="0.00161">
                <text:p>0.0016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333">
                <text:p>0.000333</text:p>
              </table:table-cell>
              <table:table-cell office:value-type="float" office:value="0.000339">
                <text:p>0.000339</text:p>
              </table:table-cell>
              <table:table-cell office:value-type="float" office:value="0.000123">
                <text:p>0.00012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0">
                <text:p>2150</text:p>
              </table:table-cell>
              <table:table-cell office:value-type="float" office:value="0.05491">
                <text:p>0.05491</text:p>
              </table:table-cell>
              <table:table-cell office:value-type="float" office:value="0.057639">
                <text:p>0.057639</text:p>
              </table:table-cell>
              <table:table-cell office:value-type="float" office:value="0.092614">
                <text:p>0.092614</text:p>
              </table:table-cell>
              <table:table-cell office:value-type="float" office:value="0.09181">
                <text:p>0.09181</text:p>
              </table:table-cell>
              <table:table-cell office:value-type="float" office:value="0.003048">
                <text:p>0.003048</text:p>
              </table:table-cell>
              <table:table-cell office:value-type="float" office:value="0.002746">
                <text:p>0.002746</text:p>
              </table:table-cell>
              <table:table-cell office:value-type="float" office:value="0.002479">
                <text:p>0.002479</text:p>
              </table:table-cell>
              <table:table-cell office:value-type="float" office:value="0.002244">
                <text:p>0.002244</text:p>
              </table:table-cell>
              <table:table-cell office:value-type="float" office:value="0.00045">
                <text:p>0.0004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0">
                <text:p>3160</text:p>
              </table:table-cell>
              <table:table-cell office:value-type="float" office:value="0.102565">
                <text:p>0.102565</text:p>
              </table:table-cell>
              <table:table-cell office:value-type="float" office:value="0.084571">
                <text:p>0.084571</text:p>
              </table:table-cell>
              <table:table-cell office:value-type="float" office:value="0.130157">
                <text:p>0.130157</text:p>
              </table:table-cell>
              <table:table-cell office:value-type="float" office:value="0.13344">
                <text:p>0.13344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531">
                <text:p>0.003531</text:p>
              </table:table-cell>
              <table:table-cell office:value-type="float" office:value="0.002591">
                <text:p>0.002591</text:p>
              </table:table-cell>
              <table:table-cell office:value-type="float" office:value="0.002511">
                <text:p>0.002511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725">
                <text:p>0.000725</text:p>
              </table:table-cell>
              <table:table-cell office:value-type="float" office:value="0.000228">
                <text:p>0.000228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0">
                <text:p>4640</text:p>
              </table:table-cell>
              <table:table-cell office:value-type="float" office:value="0.111879">
                <text:p>0.111879</text:p>
              </table:table-cell>
              <table:table-cell office:value-type="float" office:value="0.142534">
                <text:p>0.142534</text:p>
              </table:table-cell>
              <table:table-cell office:value-type="float" office:value="0.191982">
                <text:p>0.191982</text:p>
              </table:table-cell>
              <table:table-cell office:value-type="float" office:value="0.195608">
                <text:p>0.195608</text:p>
              </table:table-cell>
              <table:table-cell office:value-type="float" office:value="0.004632">
                <text:p>0.004632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485">
                <text:p>0.003485</text:p>
              </table:table-cell>
              <table:table-cell office:value-type="float" office:value="0.000995">
                <text:p>0.000995</text:p>
              </table:table-cell>
              <table:table-cell office:value-type="float" office:value="0.000966">
                <text:p>0.000966</text:p>
              </table:table-cell>
              <table:table-cell office:value-type="float" office:value="0.000335">
                <text:p>0.000335</text:p>
              </table:table-cell>
              <table:table-cell office:value-type="float" office:value="0.000368">
                <text:p>0.000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0">
                <text:p>6810</text:p>
              </table:table-cell>
              <table:table-cell office:value-type="float" office:value="0.160067">
                <text:p>0.160067</text:p>
              </table:table-cell>
              <table:table-cell office:value-type="float" office:value="0.174116">
                <text:p>0.174116</text:p>
              </table:table-cell>
              <table:table-cell office:value-type="float" office:value="0.307161">
                <text:p>0.307161</text:p>
              </table:table-cell>
              <table:table-cell office:value-type="float" office:value="0.282753">
                <text:p>0.282753</text:p>
              </table:table-cell>
              <table:table-cell office:value-type="float" office:value="0.00673">
                <text:p>0.00673</text:p>
              </table:table-cell>
              <table:table-cell office:value-type="float" office:value="0.006542">
                <text:p>0.006542</text:p>
              </table:table-cell>
              <table:table-cell office:value-type="float" office:value="0.005165">
                <text:p>0.005165</text:p>
              </table:table-cell>
              <table:table-cell office:value-type="float" office:value="0.006343">
                <text:p>0.006343</text:p>
              </table:table-cell>
              <table:table-cell office:value-type="float" office:value="0.001428">
                <text:p>0.001428</text:p>
              </table:table-cell>
              <table:table-cell office:value-type="float" office:value="0.001351">
                <text:p>0.001351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96">
                <text:p>0.000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252499">
                <text:p>0.252499</text:p>
              </table:table-cell>
              <table:table-cell office:value-type="float" office:value="0.255979">
                <text:p>0.255979</text:p>
              </table:table-cell>
              <table:table-cell office:value-type="float" office:value="0.413728">
                <text:p>0.413728</text:p>
              </table:table-cell>
              <table:table-cell office:value-type="float" office:value="0.422277">
                <text:p>0.422277</text:p>
              </table:table-cell>
              <table:table-cell office:value-type="float" office:value="0.010391">
                <text:p>0.010391</text:p>
              </table:table-cell>
              <table:table-cell office:value-type="float" office:value="0.010173">
                <text:p>0.010173</text:p>
              </table:table-cell>
              <table:table-cell office:value-type="float" office:value="0.009132">
                <text:p>0.009132</text:p>
              </table:table-cell>
              <table:table-cell office:value-type="float" office:value="0.00751">
                <text:p>0.00751</text:p>
              </table:table-cell>
              <table:table-cell office:value-type="float" office:value="0.00203">
                <text:p>0.00203</text:p>
              </table:table-cell>
              <table:table-cell office:value-type="float" office:value="0.00206">
                <text:p>0.00206</text:p>
              </table:table-cell>
              <table:table-cell office:value-type="float" office:value="0.00077">
                <text:p>0.00077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80">
                <text:p>14680</text:p>
              </table:table-cell>
              <table:table-cell office:value-type="float" office:value="0.385861">
                <text:p>0.385861</text:p>
              </table:table-cell>
              <table:table-cell office:value-type="float" office:value="0.374125">
                <text:p>0.374125</text:p>
              </table:table-cell>
              <table:table-cell office:value-type="float" office:value="0.602738">
                <text:p>0.602738</text:p>
              </table:table-cell>
              <table:table-cell office:value-type="float" office:value="0.612674">
                <text:p>0.612674</text:p>
              </table:table-cell>
              <table:table-cell office:value-type="float" office:value="0.016265">
                <text:p>0.016265</text:p>
              </table:table-cell>
              <table:table-cell office:value-type="float" office:value="0.019557">
                <text:p>0.019557</text:p>
              </table:table-cell>
              <table:table-cell office:value-type="float" office:value="0.012085">
                <text:p>0.012085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594">
                <text:p>0.002594</text:p>
              </table:table-cell>
              <table:table-cell office:value-type="float" office:value="0.00208">
                <text:p>0.00208</text:p>
              </table:table-cell>
              <table:table-cell office:value-type="float" office:value="0.001021">
                <text:p>0.001021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40">
                <text:p>21540</text:p>
              </table:table-cell>
              <table:table-cell office:value-type="float" office:value="0.530179">
                <text:p>0.530179</text:p>
              </table:table-cell>
              <table:table-cell office:value-type="float" office:value="0.553725">
                <text:p>0.553725</text:p>
              </table:table-cell>
              <table:table-cell office:value-type="float" office:value="0.894861">
                <text:p>0.894861</text:p>
              </table:table-cell>
              <table:table-cell office:value-type="float" office:value="0.953506">
                <text:p>0.953506</text:p>
              </table:table-cell>
              <table:table-cell office:value-type="float" office:value="0.025278">
                <text:p>0.025278</text:p>
              </table:table-cell>
              <table:table-cell office:value-type="float" office:value="0.026801">
                <text:p>0.026801</text:p>
              </table:table-cell>
              <table:table-cell office:value-type="float" office:value="0.017018">
                <text:p>0.017018</text:p>
              </table:table-cell>
              <table:table-cell office:value-type="float" office:value="0.019227">
                <text:p>0.019227</text:p>
              </table:table-cell>
              <table:table-cell office:value-type="float" office:value="0.00282">
                <text:p>0.00282</text:p>
              </table:table-cell>
              <table:table-cell office:value-type="float" office:value="0.002096">
                <text:p>0.002096</text:p>
              </table:table-cell>
              <table:table-cell office:value-type="float" office:value="0.001604">
                <text:p>0.001604</text:p>
              </table:table-cell>
              <table:table-cell office:value-type="float" office:value="0.001526">
                <text:p>0.001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20">
                <text:p>31620</text:p>
              </table:table-cell>
              <table:table-cell office:value-type="float" office:value="0.819213">
                <text:p>0.819213</text:p>
              </table:table-cell>
              <table:table-cell office:value-type="float" office:value="0.815756">
                <text:p>0.815756</text:p>
              </table:table-cell>
              <table:table-cell office:value-type="float" office:value="1.316758">
                <text:p>1.316758</text:p>
              </table:table-cell>
              <table:table-cell office:value-type="float" office:value="1.347006">
                <text:p>1.347006</text:p>
              </table:table-cell>
              <table:table-cell office:value-type="float" office:value="0.039117">
                <text:p>0.039117</text:p>
              </table:table-cell>
              <table:table-cell office:value-type="float" office:value="0.040179">
                <text:p>0.040179</text:p>
              </table:table-cell>
              <table:table-cell office:value-type="float" office:value="0.033395">
                <text:p>0.033395</text:p>
              </table:table-cell>
              <table:table-cell office:value-type="float" office:value="0.030313">
                <text:p>0.030313</text:p>
              </table:table-cell>
              <table:table-cell office:value-type="float" office:value="0.00289">
                <text:p>0.00289</text:p>
              </table:table-cell>
              <table:table-cell office:value-type="float" office:value="0.003272">
                <text:p>0.003272</text:p>
              </table:table-cell>
              <table:table-cell office:value-type="float" office:value="0.002193">
                <text:p>0.002193</text:p>
              </table:table-cell>
              <table:table-cell office:value-type="float" office:value="0.002155">
                <text:p>0.002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420">
                <text:p>46420</text:p>
              </table:table-cell>
              <table:table-cell office:value-type="float" office:value="1.209153">
                <text:p>1.209153</text:p>
              </table:table-cell>
              <table:table-cell office:value-type="float" office:value="1.191871">
                <text:p>1.191871</text:p>
              </table:table-cell>
              <table:table-cell office:value-type="float" office:value="1.928266">
                <text:p>1.928266</text:p>
              </table:table-cell>
              <table:table-cell office:value-type="float" office:value="1.973125">
                <text:p>1.973125</text:p>
              </table:table-cell>
              <table:table-cell office:value-type="float" office:value="0.055551">
                <text:p>0.055551</text:p>
              </table:table-cell>
              <table:table-cell office:value-type="float" office:value="0.056503">
                <text:p>0.056503</text:p>
              </table:table-cell>
              <table:table-cell office:value-type="float" office:value="0.04005">
                <text:p>0.04005</text:p>
              </table:table-cell>
              <table:table-cell office:value-type="float" office:value="0.036531">
                <text:p>0.036531</text:p>
              </table:table-cell>
              <table:table-cell office:value-type="float" office:value="0.002735">
                <text:p>0.002735</text:p>
              </table:table-cell>
              <table:table-cell office:value-type="float" office:value="0.00498">
                <text:p>0.00498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30">
                <text:p>68130</text:p>
              </table:table-cell>
              <table:table-cell office:value-type="float" office:value="1.918832">
                <text:p>1.918832</text:p>
              </table:table-cell>
              <table:table-cell office:value-type="float" office:value="1.823796">
                <text:p>1.823796</text:p>
              </table:table-cell>
              <table:table-cell office:value-type="float" office:value="2.856255">
                <text:p>2.856255</text:p>
              </table:table-cell>
              <table:table-cell office:value-type="float" office:value="2.91172">
                <text:p>2.91172</text:p>
              </table:table-cell>
              <table:table-cell office:value-type="float" office:value="0.091543">
                <text:p>0.091543</text:p>
              </table:table-cell>
              <table:table-cell office:value-type="float" office:value="0.090129">
                <text:p>0.090129</text:p>
              </table:table-cell>
              <table:table-cell office:value-type="float" office:value="0.054089">
                <text:p>0.054089</text:p>
              </table:table-cell>
              <table:table-cell office:value-type="float" office:value="0.055019">
                <text:p>0.055019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384">
                <text:p>0.003384</text:p>
              </table:table-cell>
              <table:table-cell office:value-type="float" office:value="0.004545">
                <text:p>0.004545</text:p>
              </table:table-cell>
              <table:table-cell office:value-type="float" office:value="0.004358">
                <text:p>0.004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3.392011">
                <text:p>3.392011</text:p>
              </table:table-cell>
              <table:table-cell office:value-type="float" office:value="2.762073">
                <text:p>2.762073</text:p>
              </table:table-cell>
              <table:table-cell office:value-type="float" office:value="4.225166">
                <text:p>4.225166</text:p>
              </table:table-cell>
              <table:table-cell office:value-type="float" office:value="4.43594">
                <text:p>4.43594</text:p>
              </table:table-cell>
              <table:table-cell office:value-type="float" office:value="0.13211">
                <text:p>0.13211</text:p>
              </table:table-cell>
              <table:table-cell office:value-type="float" office:value="0.128949">
                <text:p>0.128949</text:p>
              </table:table-cell>
              <table:table-cell office:value-type="float" office:value="0.086266">
                <text:p>0.086266</text:p>
              </table:table-cell>
              <table:table-cell office:value-type="float" office:value="0.08824">
                <text:p>0.08824</text:p>
              </table:table-cell>
              <table:table-cell office:value-type="float" office:value="0.004752">
                <text:p>0.004752</text:p>
              </table:table-cell>
              <table:table-cell office:value-type="float" office:value="0.004846">
                <text:p>0.004846</text:p>
              </table:table-cell>
              <table:table-cell office:value-type="float" office:value="0.006299">
                <text:p>0.006299</text:p>
              </table:table-cell>
              <table:table-cell office:value-type="float" office:value="0.006754">
                <text:p>0.0067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4.110824">
                <text:p>4.110824</text:p>
              </table:table-cell>
              <table:table-cell office:value-type="float" office:value="6.14578">
                <text:p>6.14578</text:p>
              </table:table-cell>
              <table:table-cell office:value-type="float" office:value="6.213946">
                <text:p>6.213946</text:p>
              </table:table-cell>
              <table:table-cell office:value-type="float" office:value="0.201187">
                <text:p>0.201187</text:p>
              </table:table-cell>
              <table:table-cell office:value-type="float" office:value="0.201717">
                <text:p>0.201717</text:p>
              </table:table-cell>
              <table:table-cell office:value-type="float" office:value="0.121052">
                <text:p>0.121052</text:p>
              </table:table-cell>
              <table:table-cell office:value-type="float" office:value="0.126505">
                <text:p>0.126505</text:p>
              </table:table-cell>
              <table:table-cell office:value-type="float" office:value="0.006906">
                <text:p>0.006906</text:p>
              </table:table-cell>
              <table:table-cell office:value-type="float" office:value="0.007144">
                <text:p>0.007144</text:p>
              </table:table-cell>
              <table:table-cell office:value-type="float" office:value="0.00907">
                <text:p>0.00907</text:p>
              </table:table-cell>
              <table:table-cell office:value-type="float" office:value="0.008766">
                <text:p>0.008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440">
                <text:p>215440</text:p>
              </table:table-cell>
              <table:table-cell office:value-type="float" office:value="NaN">
                <text:p>NaN</text:p>
              </table:table-cell>
              <table:table-cell office:value-type="float" office:value="8.942167">
                <text:p>8.942167</text:p>
              </table:table-cell>
              <table:table-cell office:value-type="float" office:value="9.071063">
                <text:p>9.071063</text:p>
              </table:table-cell>
              <table:table-cell office:value-type="float" office:value="9.23194">
                <text:p>9.23194</text:p>
              </table:table-cell>
              <table:table-cell office:value-type="float" office:value="0.352615">
                <text:p>0.352615</text:p>
              </table:table-cell>
              <table:table-cell office:value-type="float" office:value="0.292234">
                <text:p>0.292234</text:p>
              </table:table-cell>
              <table:table-cell office:value-type="float" office:value="0.191313">
                <text:p>0.191313</text:p>
              </table:table-cell>
              <table:table-cell office:value-type="float" office:value="0.202455">
                <text:p>0.202455</text:p>
              </table:table-cell>
              <table:table-cell office:value-type="float" office:value="0.010553">
                <text:p>0.010553</text:p>
              </table:table-cell>
              <table:table-cell office:value-type="float" office:value="0.010394">
                <text:p>0.010394</text:p>
              </table:table-cell>
              <table:table-cell office:value-type="float" office:value="0.012383">
                <text:p>0.012383</text:p>
              </table:table-cell>
              <table:table-cell office:value-type="float" office:value="0.012509">
                <text:p>0.012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230">
                <text:p>316230</text:p>
              </table:table-cell>
              <table:table-cell office:value-type="float" office:value="NaN">
                <text:p>NaN</text:p>
              </table:table-cell>
              <table:table-cell office:value-type="float" office:value="8.55837">
                <text:p>8.55837</text:p>
              </table:table-cell>
              <table:table-cell office:value-type="float" office:value="13.504382">
                <text:p>13.504382</text:p>
              </table:table-cell>
              <table:table-cell office:value-type="float" office:value="13.628646">
                <text:p>13.628646</text:p>
              </table:table-cell>
              <table:table-cell office:value-type="float" office:value="0.58938">
                <text:p>0.58938</text:p>
              </table:table-cell>
              <table:table-cell office:value-type="float" office:value="0.446745">
                <text:p>0.446745</text:p>
              </table:table-cell>
              <table:table-cell office:value-type="float" office:value="0.271965">
                <text:p>0.271965</text:p>
              </table:table-cell>
              <table:table-cell office:value-type="float" office:value="0.274967">
                <text:p>0.274967</text:p>
              </table:table-cell>
              <table:table-cell office:value-type="float" office:value="0.015222">
                <text:p>0.015222</text:p>
              </table:table-cell>
              <table:table-cell office:value-type="float" office:value="0.015166">
                <text:p>0.015166</text:p>
              </table:table-cell>
              <table:table-cell office:value-type="float" office:value="0.012961">
                <text:p>0.012961</text:p>
              </table:table-cell>
              <table:table-cell office:value-type="float" office:value="0.012324">
                <text:p>0.012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160">
                <text:p>464160</text:p>
              </table:table-cell>
              <table:table-cell office:value-type="float" office:value="NaN">
                <text:p>NaN</text:p>
              </table:table-cell>
              <table:table-cell office:value-type="float" office:value="16.504668">
                <text:p>16.504668</text:p>
              </table:table-cell>
              <table:table-cell office:value-type="float" office:value="19.890035">
                <text:p>19.890035</text:p>
              </table:table-cell>
              <table:table-cell office:value-type="float" office:value="19.967465">
                <text:p>19.967465</text:p>
              </table:table-cell>
              <table:table-cell office:value-type="float" office:value="3.039124">
                <text:p>3.039124</text:p>
              </table:table-cell>
              <table:table-cell office:value-type="float" office:value="0.887514">
                <text:p>0.887514</text:p>
              </table:table-cell>
              <table:table-cell office:value-type="float" office:value="0.535646">
                <text:p>0.535646</text:p>
              </table:table-cell>
              <table:table-cell office:value-type="float" office:value="0.451432">
                <text:p>0.451432</text:p>
              </table:table-cell>
              <table:table-cell office:value-type="float" office:value="0.021517">
                <text:p>0.021517</text:p>
              </table:table-cell>
              <table:table-cell office:value-type="float" office:value="0.022357">
                <text:p>0.022357</text:p>
              </table:table-cell>
              <table:table-cell office:value-type="float" office:value="0.015117">
                <text:p>0.015117</text:p>
              </table:table-cell>
              <table:table-cell office:value-type="float" office:value="0.015276">
                <text:p>0.015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290">
                <text:p>681290</text:p>
              </table:table-cell>
              <table:table-cell office:value-type="float" office:value="NaN">
                <text:p>NaN</text:p>
              </table:table-cell>
              <table:table-cell office:value-type="float" office:value="21.452514">
                <text:p>21.452514</text:p>
              </table:table-cell>
              <table:table-cell office:value-type="float" office:value="29.151916">
                <text:p>29.151916</text:p>
              </table:table-cell>
              <table:table-cell office:value-type="float" office:value="29.316144">
                <text:p>29.316144</text:p>
              </table:table-cell>
              <table:table-cell office:value-type="float" office:value="NaN">
                <text:p>NaN</text:p>
              </table:table-cell>
              <table:table-cell office:value-type="float" office:value="1.214438">
                <text:p>1.214438</text:p>
              </table:table-cell>
              <table:table-cell office:value-type="float" office:value="0.893113">
                <text:p>0.893113</text:p>
              </table:table-cell>
              <table:table-cell office:value-type="float" office:value="0.60645">
                <text:p>0.60645</text:p>
              </table:table-cell>
              <table:table-cell office:value-type="float" office:value="0.032091">
                <text:p>0.032091</text:p>
              </table:table-cell>
              <table:table-cell office:value-type="float" office:value="0.035525">
                <text:p>0.035525</text:p>
              </table:table-cell>
              <table:table-cell office:value-type="float" office:value="0.022164">
                <text:p>0.022164</text:p>
              </table:table-cell>
              <table:table-cell office:value-type="float" office:value="0.01987">
                <text:p>0.01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36.976641">
                <text:p>36.976641</text:p>
              </table:table-cell>
              <table:table-cell office:value-type="float" office:value="266.597212">
                <text:p>266.597212</text:p>
              </table:table-cell>
              <table:table-cell office:value-type="float" office:value="43.958059">
                <text:p>43.958059</text:p>
              </table:table-cell>
              <table:table-cell office:value-type="float" office:value="NaN">
                <text:p>NaN</text:p>
              </table:table-cell>
              <table:table-cell office:value-type="float" office:value="1.811862">
                <text:p>1.811862</text:p>
              </table:table-cell>
              <table:table-cell office:value-type="float" office:value="NaN">
                <text:p>NaN</text:p>
              </table:table-cell>
              <table:table-cell office:value-type="float" office:value="0.931013">
                <text:p>0.931013</text:p>
              </table:table-cell>
              <table:table-cell office:value-type="float" office:value="0.07551">
                <text:p>0.07551</text:p>
              </table:table-cell>
              <table:table-cell office:value-type="float" office:value="0.050531">
                <text:p>0.050531</text:p>
              </table:table-cell>
              <table:table-cell office:value-type="float" office:value="0.029524">
                <text:p>0.029524</text:p>
              </table:table-cell>
              <table:table-cell office:value-type="float" office:value="0.029429">
                <text:p>0.029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7800">
                <text:p>1467800</text:p>
              </table:table-cell>
              <table:table-cell office:value-type="float" office:value="NaN">
                <text:p>NaN</text:p>
              </table:table-cell>
              <table:table-cell office:value-type="float" office:value="54.237361">
                <text:p>54.237361</text:p>
              </table:table-cell>
              <table:table-cell office:value-type="float" office:value="NaN">
                <text:p>NaN</text:p>
              </table:table-cell>
              <table:table-cell office:value-type="float" office:value="63.778126">
                <text:p>63.778126</text:p>
              </table:table-cell>
              <table:table-cell office:value-type="float" office:value="NaN">
                <text:p>NaN</text:p>
              </table:table-cell>
              <table:table-cell office:value-type="float" office:value="2.469539">
                <text:p>2.469539</text:p>
              </table:table-cell>
              <table:table-cell office:value-type="float" office:value="NaN">
                <text:p>NaN</text:p>
              </table:table-cell>
              <table:table-cell office:value-type="float" office:value="2.987056">
                <text:p>2.987056</text:p>
              </table:table-cell>
              <table:table-cell office:value-type="float" office:value="NaN">
                <text:p>NaN</text:p>
              </table:table-cell>
              <table:table-cell office:value-type="float" office:value="0.070729">
                <text:p>0.070729</text:p>
              </table:table-cell>
              <table:table-cell office:value-type="float" office:value="0.043646">
                <text:p>0.043646</text:p>
              </table:table-cell>
              <table:table-cell office:value-type="float" office:value="0.042835">
                <text:p>0.042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4430">
                <text:p>2154430</text:p>
              </table:table-cell>
              <table:table-cell office:value-type="float" office:value="NaN">
                <text:p>NaN</text:p>
              </table:table-cell>
              <table:table-cell office:value-type="float" office:value="98.178889">
                <text:p>98.178889</text:p>
              </table:table-cell>
              <table:table-cell office:value-type="float" office:value="NaN">
                <text:p>NaN</text:p>
              </table:table-cell>
              <table:table-cell office:value-type="float" office:value="95.897781">
                <text:p>95.897781</text:p>
              </table:table-cell>
              <table:table-cell office:value-type="float" office:value="NaN">
                <text:p>NaN</text:p>
              </table:table-cell>
              <table:table-cell office:value-type="float" office:value="8.582819">
                <text:p>8.582819</text:p>
              </table:table-cell>
              <table:table-cell office:value-type="float" office:value="NaN">
                <text:p>NaN</text:p>
              </table:table-cell>
              <table:table-cell office:value-type="float" office:value="2.222815">
                <text:p>2.222815</text:p>
              </table:table-cell>
              <table:table-cell office:value-type="float" office:value="NaN">
                <text:p>NaN</text:p>
              </table:table-cell>
              <table:table-cell office:value-type="float" office:value="0.1062">
                <text:p>0.1062</text:p>
              </table:table-cell>
              <table:table-cell office:value-type="float" office:value="NaN">
                <text:p>NaN</text:p>
              </table:table-cell>
              <table:table-cell office:value-type="float" office:value="0.065659">
                <text:p>0.065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2280">
                <text:p>3162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34436">
                <text:p>137.34436</text:p>
              </table:table-cell>
              <table:table-cell office:value-type="float" office:value="NaN">
                <text:p>NaN</text:p>
              </table:table-cell>
              <table:table-cell office:value-type="float" office:value="6.187119">
                <text:p>6.187119</text:p>
              </table:table-cell>
              <table:table-cell office:value-type="float" office:value="NaN">
                <text:p>NaN</text:p>
              </table:table-cell>
              <table:table-cell office:value-type="float" office:value="3.744204">
                <text:p>3.744204</text:p>
              </table:table-cell>
              <table:table-cell office:value-type="float" office:value="NaN">
                <text:p>NaN</text:p>
              </table:table-cell>
              <table:table-cell office:value-type="float" office:value="0.154307">
                <text:p>0.154307</text:p>
              </table:table-cell>
              <table:table-cell office:value-type="float" office:value="NaN">
                <text:p>NaN</text:p>
              </table:table-cell>
              <table:table-cell office:value-type="float" office:value="0.0945">
                <text:p>0.09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1590">
                <text:p>464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152437">
                <text:p>203.152437</text:p>
              </table:table-cell>
              <table:table-cell office:value-type="float" office:value="NaN">
                <text:p>NaN</text:p>
              </table:table-cell>
              <table:table-cell office:value-type="float" office:value="19.657234">
                <text:p>19.657234</text:p>
              </table:table-cell>
              <table:table-cell office:value-type="float" office:value="NaN">
                <text:p>NaN</text:p>
              </table:table-cell>
              <table:table-cell office:value-type="float" office:value="8.032599">
                <text:p>8.032599</text:p>
              </table:table-cell>
              <table:table-cell office:value-type="float" office:value="NaN">
                <text:p>NaN</text:p>
              </table:table-cell>
              <table:table-cell office:value-type="float" office:value="0.390721">
                <text:p>0.390721</text:p>
              </table:table-cell>
              <table:table-cell office:value-type="float" office:value="NaN">
                <text:p>NaN</text:p>
              </table:table-cell>
              <table:table-cell office:value-type="float" office:value="0.140721">
                <text:p>0.140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920">
                <text:p>681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.087728">
                <text:p>299.087728</text:p>
              </table:table-cell>
              <table:table-cell office:value-type="float" office:value="NaN">
                <text:p>NaN</text:p>
              </table:table-cell>
              <table:table-cell office:value-type="float" office:value="33.768918">
                <text:p>33.768918</text:p>
              </table:table-cell>
              <table:table-cell office:value-type="float" office:value="NaN">
                <text:p>NaN</text:p>
              </table:table-cell>
              <table:table-cell office:value-type="float" office:value="11.65237">
                <text:p>11.65237</text:p>
              </table:table-cell>
              <table:table-cell office:value-type="float" office:value="NaN">
                <text:p>NaN</text:p>
              </table:table-cell>
              <table:table-cell office:value-type="float" office:value="0.336806">
                <text:p>0.336806</text:p>
              </table:table-cell>
              <table:table-cell office:value-type="float" office:value="NaN">
                <text:p>NaN</text:p>
              </table:table-cell>
              <table:table-cell office:value-type="float" office:value="0.201334">
                <text:p>0.201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232329">
                <text:p>438.23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8543">
                <text:p>16.468543</text:p>
              </table:table-cell>
              <table:table-cell office:value-type="float" office:value="NaN">
                <text:p>NaN</text:p>
              </table:table-cell>
              <table:table-cell office:value-type="float" office:value="0.503447">
                <text:p>0.503447</text:p>
              </table:table-cell>
              <table:table-cell office:value-type="float" office:value="NaN">
                <text:p>NaN</text:p>
              </table:table-cell>
              <table:table-cell office:value-type="float" office:value="0.29875">
                <text:p>0.29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107">
      <style:chart-properties chart:display-label="true" chart:tick-marks-minor-inner="true" chart:tick-marks-minor-outer="false" chart:logarithmic="true" chart:minimum="100" chart:maximum="1000000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1" chart:origin="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47cm" svg:height="9.831cm" xlink:href=".." xlink:type="simple" chart:class="chart:scatter" chart:style-name="ch1">
        <chart:title svg:x="11.577cm" svg:y="6.938cm" chart:style-name="ch2">
          <text:p>4GB 64 bit JVM </text:p>
        </chart:title>
        <chart:legend svg:x="2.733cm" svg:y="1.025cm" style:legend-expansion="custom" chartooo:width="4.702cm" chartooo:height="2.958cm" style:legend-expansion-aspect-ratio="1.5895875591616" chart:style-name="ch3"/>
        <chart:plot-area chart:style-name="ch4" table:cell-range-address="Sheet1.A2:Sheet1.A37 Sheet1.O1:Sheet1.O37 Sheet1.G1:Sheet1.G37 Sheet1.Q1:Sheet1.Q37 Sheet1.S1:Sheet1.S37 Sheet1.E1:Sheet1.E37 Sheet1.C1:Sheet1.C37 Sheet1.K1:Sheet1.K37" chart:data-source-has-labels="row" svg:x="2.378cm" svg:y="0.692cm" svg:width="14.564cm" svg:height="8.157cm">
          <chartooo:coordinate-region svg:x="2.656cm" svg:y="0.904cm" svg:width="12.817cm" svg:height="7.272cm"/>
          <chart:axis chart:dimension="x" chart:name="primary-x" chart:style-name="ch5">
            <chart:title svg:x="6.944cm" svg:y="8.501cm" chart:style-name="ch6">
              <text:p>             Model Elements           </text:p>
            </chart:title>
            <chart:grid chart:style-name="ch7" chart:class="major"/>
          </chart:axis>
          <chart:axis chart:dimension="y" chart:name="primary-y" chart:style-name="ch8">
            <chart:title svg:x="15.644cm" svg:y="3.382cm" chart:style-name="ch6">
              <text:p>seconds</text:p>
            </chart:title>
            <chart:grid chart:style-name="ch7" chart:class="major"/>
          </chart:axis>
          <chart:series chart:style-name="ch9" chart:values-cell-range-address="Sheet1.O2:Sheet1.O37" chart:label-cell-address="Sheet1.O1:Sheet1.O1" chart:class="chart:scatter">
            <chart:domain table:cell-range-address="Sheet1.A2:Sheet1.A37"/>
            <chart:data-point chart:repeated="36"/>
          </chart:series>
          <chart:series chart:style-name="ch10" chart:values-cell-range-address="Sheet1.G2:Sheet1.G37" chart:label-cell-address="Sheet1.G1:Sheet1.G1" chart:class="chart:scatter">
            <chart:data-point chart:repeated="36"/>
          </chart:series>
          <chart:series chart:style-name="ch10" chart:values-cell-range-address="Sheet1.Q2:Sheet1.Q37" chart:label-cell-address="Sheet1.Q1:Sheet1.Q1" chart:class="chart:scatter">
            <chart:data-point chart:repeated="36"/>
          </chart:series>
          <chart:series chart:style-name="ch11" chart:values-cell-range-address="Sheet1.S2:Sheet1.S37" chart:label-cell-address="Sheet1.S1:Sheet1.S1" chart:class="chart:scatter">
            <chart:data-point chart:repeated="36"/>
          </chart:series>
          <chart:series chart:style-name="ch12" chart:values-cell-range-address="Sheet1.E2:Sheet1.E37" chart:label-cell-address="Sheet1.E1:Sheet1.E1" chart:class="chart:scatter">
            <chart:data-point chart:repeated="36"/>
          </chart:series>
          <chart:series chart:style-name="ch13" chart:values-cell-range-address="Sheet1.C2:Sheet1.C37" chart:label-cell-address="Sheet1.C1:Sheet1.C1" chart:class="chart:scatter">
            <chart:data-point chart:repeated="36"/>
          </chart:series>
          <chart:series chart:style-name="ch14" chart:values-cell-range-address="Sheet1.K2:Sheet1.K37" chart:label-cell-address="Sheet1.K1:Sheet1.K1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VTo Interpreted</text:p>
                <draw:g>
                  <svg:desc>Sheet1.O1:Sheet1.O1</svg:desc>
                </draw:g>
              </table:table-cell>
              <table:table-cell office:value-type="string">
                <text:p>QVTc Interpreted</text:p>
                <draw:g>
                  <svg:desc>Sheet1.G1:Sheet1.G1</svg:desc>
                </draw:g>
              </table:table-cell>
              <table:table-cell office:value-type="string">
                <text:p>ATL - old VM</text:p>
                <draw:g>
                  <svg:desc>Sheet1.Q1:Sheet1.Q1</svg:desc>
                </draw:g>
              </table:table-cell>
              <table:table-cell office:value-type="string">
                <text:p>ATL - EMFTVM</text:p>
                <draw:g>
                  <svg:desc>Sheet1.S1:Sheet1.S1</svg:desc>
                </draw:g>
              </table:table-cell>
              <table:table-cell office:value-type="string">
                <text:p>QVTc Code Generated</text:p>
                <draw:g>
                  <svg:desc>Sheet1.E1:Sheet1.E1</svg:desc>
                </draw:g>
              </table:table-cell>
              <table:table-cell office:value-type="string">
                <text:p>EcoreUtil Copy</text:p>
                <draw:g>
                  <svg:desc>Sheet1.C1:Sheet1.C1</svg:desc>
                </draw:g>
              </table:table-cell>
              <table:table-cell office:value-type="string">
                <text:p>Manual Cop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7</svg:desc>
                </draw:g>
              </table:table-cell>
              <table:table-cell office:value-type="float" office:value="0.005442">
                <text:p>0.005442</text:p>
                <draw:g>
                  <svg:desc>Sheet1.O2:Sheet1.O37</svg:desc>
                </draw:g>
              </table:table-cell>
              <table:table-cell office:value-type="float" office:value="0.001311">
                <text:p>0.001311</text:p>
                <draw:g>
                  <svg:desc>Sheet1.G2:Sheet1.G37</svg:desc>
                </draw:g>
              </table:table-cell>
              <table:table-cell office:value-type="float" office:value="0.01952">
                <text:p>0.01952</text:p>
                <draw:g>
                  <svg:desc>Sheet1.Q2:Sheet1.Q37</svg:desc>
                </draw:g>
              </table:table-cell>
              <table:table-cell office:value-type="float" office:value="0.002117">
                <text:p>0.002117</text:p>
                <draw:g>
                  <svg:desc>Sheet1.S2:Sheet1.S37</svg:desc>
                </draw:g>
              </table:table-cell>
              <table:table-cell office:value-type="float" office:value="0.000591">
                <text:p>0.000591</text:p>
                <draw:g>
                  <svg:desc>Sheet1.E2:Sheet1.E37</svg:desc>
                </draw:g>
              </table:table-cell>
              <table:table-cell office:value-type="float" office:value="0.000484">
                <text:p>0.000484</text:p>
                <draw:g>
                  <svg:desc>Sheet1.C2:Sheet1.C37</svg:desc>
                </draw:g>
              </table:table-cell>
              <table:table-cell office:value-type="float" office:value="0.000014">
                <text:p>0.000014</text:p>
                <draw:g>
                  <svg:desc>Sheet1.K2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591">
                <text:p>0.00591</text:p>
              </table:table-cell>
              <table:table-cell office:value-type="float" office:value="0.001708">
                <text:p>0.001708</text:p>
              </table:table-cell>
              <table:table-cell office:value-type="float" office:value="0.015134">
                <text:p>0.015134</text:p>
              </table:table-cell>
              <table:table-cell office:value-type="float" office:value="0.001547">
                <text:p>0.001547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53538">
                <text:p>0.053538</text:p>
              </table:table-cell>
              <table:table-cell office:value-type="float" office:value="0.0022">
                <text:p>0.0022</text:p>
              </table:table-cell>
              <table:table-cell office:value-type="float" office:value="0.012272">
                <text:p>0.012272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7603">
                <text:p>0.007603</text:p>
              </table:table-cell>
              <table:table-cell office:value-type="float" office:value="0.007921">
                <text:p>0.007921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234">
                <text:p>0.002234</text:p>
              </table:table-cell>
              <table:table-cell office:value-type="float" office:value="0.00038">
                <text:p>0.000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06096">
                <text:p>0.006096</text:p>
              </table:table-cell>
              <table:table-cell office:value-type="float" office:value="0.003796">
                <text:p>0.003796</text:p>
              </table:table-cell>
              <table:table-cell office:value-type="float" office:value="0.011909">
                <text:p>0.011909</text:p>
              </table:table-cell>
              <table:table-cell office:value-type="float" office:value="0.004204">
                <text:p>0.004204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7973">
                <text:p>0.007973</text:p>
              </table:table-cell>
              <table:table-cell office:value-type="float" office:value="0.00483">
                <text:p>0.00483</text:p>
              </table:table-cell>
              <table:table-cell office:value-type="float" office:value="0.011036">
                <text:p>0.01103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12236">
                <text:p>0.012236</text:p>
              </table:table-cell>
              <table:table-cell office:value-type="float" office:value="0.007027">
                <text:p>0.007027</text:p>
              </table:table-cell>
              <table:table-cell office:value-type="float" office:value="0.010648">
                <text:p>0.010648</text:p>
              </table:table-cell>
              <table:table-cell office:value-type="float" office:value="0.007765">
                <text:p>0.007765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0.01174">
                <text:p>0.01174</text:p>
              </table:table-cell>
              <table:table-cell office:value-type="float" office:value="0.009765">
                <text:p>0.009765</text:p>
              </table:table-cell>
              <table:table-cell office:value-type="float" office:value="0.01101">
                <text:p>0.01101</text:p>
              </table:table-cell>
              <table:table-cell office:value-type="float" office:value="0.015144">
                <text:p>0.015144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4">
                <text:p>0.000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13772">
                <text:p>0.013772</text:p>
              </table:table-cell>
              <table:table-cell office:value-type="float" office:value="0.016158">
                <text:p>0.016158</text:p>
              </table:table-cell>
              <table:table-cell office:value-type="float" office:value="0.012753">
                <text:p>0.012753</text:p>
              </table:table-cell>
              <table:table-cell office:value-type="float" office:value="0.014632">
                <text:p>0.014632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531">
                <text:p>0.000531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023617">
                <text:p>0.023617</text:p>
              </table:table-cell>
              <table:table-cell office:value-type="float" office:value="0.024717">
                <text:p>0.024717</text:p>
              </table:table-cell>
              <table:table-cell office:value-type="float" office:value="0.016782">
                <text:p>0.016782</text:p>
              </table:table-cell>
              <table:table-cell office:value-type="float" office:value="0.017412">
                <text:p>0.01741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0.025613">
                <text:p>0.025613</text:p>
              </table:table-cell>
              <table:table-cell office:value-type="float" office:value="0.029948">
                <text:p>0.029948</text:p>
              </table:table-cell>
              <table:table-cell office:value-type="float" office:value="0.016318">
                <text:p>0.016318</text:p>
              </table:table-cell>
              <table:table-cell office:value-type="float" office:value="0.017586">
                <text:p>0.017586</text:p>
              </table:table-cell>
              <table:table-cell office:value-type="float" office:value="0.00081">
                <text:p>0.00081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32988">
                <text:p>0.032988</text:p>
              </table:table-cell>
              <table:table-cell office:value-type="float" office:value="0.043107">
                <text:p>0.043107</text:p>
              </table:table-cell>
              <table:table-cell office:value-type="float" office:value="0.017962">
                <text:p>0.017962</text:p>
              </table:table-cell>
              <table:table-cell office:value-type="float" office:value="0.026727">
                <text:p>0.026727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48">
                <text:p>0.001248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0">
                <text:p>1470</text:p>
              </table:table-cell>
              <table:table-cell office:value-type="float" office:value="0.048445">
                <text:p>0.048445</text:p>
              </table:table-cell>
              <table:table-cell office:value-type="float" office:value="0.066721">
                <text:p>0.066721</text:p>
              </table:table-cell>
              <table:table-cell office:value-type="float" office:value="0.024798">
                <text:p>0.024798</text:p>
              </table:table-cell>
              <table:table-cell office:value-type="float" office:value="0.027775">
                <text:p>0.027775</text:p>
              </table:table-cell>
              <table:table-cell office:value-type="float" office:value="0.00161">
                <text:p>0.00161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0">
                <text:p>2150</text:p>
              </table:table-cell>
              <table:table-cell office:value-type="float" office:value="0.057639">
                <text:p>0.057639</text:p>
              </table:table-cell>
              <table:table-cell office:value-type="float" office:value="0.09181">
                <text:p>0.09181</text:p>
              </table:table-cell>
              <table:table-cell office:value-type="float" office:value="0.045863">
                <text:p>0.045863</text:p>
              </table:table-cell>
              <table:table-cell office:value-type="float" office:value="0.041764">
                <text:p>0.041764</text:p>
              </table:table-cell>
              <table:table-cell office:value-type="float" office:value="0.002746">
                <text:p>0.002746</text:p>
              </table:table-cell>
              <table:table-cell office:value-type="float" office:value="0.002244">
                <text:p>0.002244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0">
                <text:p>3160</text:p>
              </table:table-cell>
              <table:table-cell office:value-type="float" office:value="0.084571">
                <text:p>0.084571</text:p>
              </table:table-cell>
              <table:table-cell office:value-type="float" office:value="0.13344">
                <text:p>0.13344</text:p>
              </table:table-cell>
              <table:table-cell office:value-type="float" office:value="0.05552">
                <text:p>0.05552</text:p>
              </table:table-cell>
              <table:table-cell office:value-type="float" office:value="0.046652">
                <text:p>0.046652</text:p>
              </table:table-cell>
              <table:table-cell office:value-type="float" office:value="0.003531">
                <text:p>0.003531</text:p>
              </table:table-cell>
              <table:table-cell office:value-type="float" office:value="0.002511">
                <text:p>0.002511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0">
                <text:p>4640</text:p>
              </table:table-cell>
              <table:table-cell office:value-type="float" office:value="0.142534">
                <text:p>0.142534</text:p>
              </table:table-cell>
              <table:table-cell office:value-type="float" office:value="0.195608">
                <text:p>0.195608</text:p>
              </table:table-cell>
              <table:table-cell office:value-type="float" office:value="0.068846">
                <text:p>0.068846</text:p>
              </table:table-cell>
              <table:table-cell office:value-type="float" office:value="0.0589">
                <text:p>0.0589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485">
                <text:p>0.003485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0">
                <text:p>6810</text:p>
              </table:table-cell>
              <table:table-cell office:value-type="float" office:value="0.174116">
                <text:p>0.174116</text:p>
              </table:table-cell>
              <table:table-cell office:value-type="float" office:value="0.282753">
                <text:p>0.282753</text:p>
              </table:table-cell>
              <table:table-cell office:value-type="float" office:value="0.090174">
                <text:p>0.090174</text:p>
              </table:table-cell>
              <table:table-cell office:value-type="float" office:value="0.084104">
                <text:p>0.084104</text:p>
              </table:table-cell>
              <table:table-cell office:value-type="float" office:value="0.006542">
                <text:p>0.006542</text:p>
              </table:table-cell>
              <table:table-cell office:value-type="float" office:value="0.006343">
                <text:p>0.006343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255979">
                <text:p>0.255979</text:p>
              </table:table-cell>
              <table:table-cell office:value-type="float" office:value="0.422277">
                <text:p>0.422277</text:p>
              </table:table-cell>
              <table:table-cell office:value-type="float" office:value="0.135824">
                <text:p>0.135824</text:p>
              </table:table-cell>
              <table:table-cell office:value-type="float" office:value="0.097542">
                <text:p>0.097542</text:p>
              </table:table-cell>
              <table:table-cell office:value-type="float" office:value="0.010173">
                <text:p>0.010173</text:p>
              </table:table-cell>
              <table:table-cell office:value-type="float" office:value="0.00751">
                <text:p>0.0075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80">
                <text:p>14680</text:p>
              </table:table-cell>
              <table:table-cell office:value-type="float" office:value="0.374125">
                <text:p>0.374125</text:p>
              </table:table-cell>
              <table:table-cell office:value-type="float" office:value="0.612674">
                <text:p>0.612674</text:p>
              </table:table-cell>
              <table:table-cell office:value-type="float" office:value="0.194068">
                <text:p>0.194068</text:p>
              </table:table-cell>
              <table:table-cell office:value-type="float" office:value="0.14052">
                <text:p>0.14052</text:p>
              </table:table-cell>
              <table:table-cell office:value-type="float" office:value="0.019557">
                <text:p>0.019557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40">
                <text:p>21540</text:p>
              </table:table-cell>
              <table:table-cell office:value-type="float" office:value="0.553725">
                <text:p>0.553725</text:p>
              </table:table-cell>
              <table:table-cell office:value-type="float" office:value="0.953506">
                <text:p>0.953506</text:p>
              </table:table-cell>
              <table:table-cell office:value-type="float" office:value="0.282142">
                <text:p>0.282142</text:p>
              </table:table-cell>
              <table:table-cell office:value-type="float" office:value="0.187464">
                <text:p>0.187464</text:p>
              </table:table-cell>
              <table:table-cell office:value-type="float" office:value="0.026801">
                <text:p>0.026801</text:p>
              </table:table-cell>
              <table:table-cell office:value-type="float" office:value="0.019227">
                <text:p>0.019227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20">
                <text:p>31620</text:p>
              </table:table-cell>
              <table:table-cell office:value-type="float" office:value="0.815756">
                <text:p>0.815756</text:p>
              </table:table-cell>
              <table:table-cell office:value-type="float" office:value="1.347006">
                <text:p>1.347006</text:p>
              </table:table-cell>
              <table:table-cell office:value-type="float" office:value="0.430792">
                <text:p>0.430792</text:p>
              </table:table-cell>
              <table:table-cell office:value-type="float" office:value="0.298247">
                <text:p>0.298247</text:p>
              </table:table-cell>
              <table:table-cell office:value-type="float" office:value="0.040179">
                <text:p>0.040179</text:p>
              </table:table-cell>
              <table:table-cell office:value-type="float" office:value="0.030313">
                <text:p>0.030313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420">
                <text:p>46420</text:p>
              </table:table-cell>
              <table:table-cell office:value-type="float" office:value="1.191871">
                <text:p>1.191871</text:p>
              </table:table-cell>
              <table:table-cell office:value-type="float" office:value="1.973125">
                <text:p>1.973125</text:p>
              </table:table-cell>
              <table:table-cell office:value-type="float" office:value="0.680612">
                <text:p>0.680612</text:p>
              </table:table-cell>
              <table:table-cell office:value-type="float" office:value="0.385367">
                <text:p>0.385367</text:p>
              </table:table-cell>
              <table:table-cell office:value-type="float" office:value="0.056503">
                <text:p>0.056503</text:p>
              </table:table-cell>
              <table:table-cell office:value-type="float" office:value="0.036531">
                <text:p>0.036531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30">
                <text:p>68130</text:p>
              </table:table-cell>
              <table:table-cell office:value-type="float" office:value="1.823796">
                <text:p>1.823796</text:p>
              </table:table-cell>
              <table:table-cell office:value-type="float" office:value="2.91172">
                <text:p>2.91172</text:p>
              </table:table-cell>
              <table:table-cell office:value-type="float" office:value="0.94503">
                <text:p>0.94503</text:p>
              </table:table-cell>
              <table:table-cell office:value-type="float" office:value="0.559199">
                <text:p>0.559199</text:p>
              </table:table-cell>
              <table:table-cell office:value-type="float" office:value="0.090129">
                <text:p>0.090129</text:p>
              </table:table-cell>
              <table:table-cell office:value-type="float" office:value="0.055019">
                <text:p>0.055019</text:p>
              </table:table-cell>
              <table:table-cell office:value-type="float" office:value="0.003384">
                <text:p>0.003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2.762073">
                <text:p>2.762073</text:p>
              </table:table-cell>
              <table:table-cell office:value-type="float" office:value="4.43594">
                <text:p>4.43594</text:p>
              </table:table-cell>
              <table:table-cell office:value-type="float" office:value="1.51874">
                <text:p>1.51874</text:p>
              </table:table-cell>
              <table:table-cell office:value-type="float" office:value="0.916459">
                <text:p>0.916459</text:p>
              </table:table-cell>
              <table:table-cell office:value-type="float" office:value="0.128949">
                <text:p>0.128949</text:p>
              </table:table-cell>
              <table:table-cell office:value-type="float" office:value="0.08824">
                <text:p>0.08824</text:p>
              </table:table-cell>
              <table:table-cell office:value-type="float" office:value="0.004846">
                <text:p>0.0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780">
                <text:p>146780</text:p>
              </table:table-cell>
              <table:table-cell office:value-type="float" office:value="4.110824">
                <text:p>4.110824</text:p>
              </table:table-cell>
              <table:table-cell office:value-type="float" office:value="6.213946">
                <text:p>6.213946</text:p>
              </table:table-cell>
              <table:table-cell office:value-type="float" office:value="2.066227">
                <text:p>2.066227</text:p>
              </table:table-cell>
              <table:table-cell office:value-type="float" office:value="1.117328">
                <text:p>1.117328</text:p>
              </table:table-cell>
              <table:table-cell office:value-type="float" office:value="0.201717">
                <text:p>0.201717</text:p>
              </table:table-cell>
              <table:table-cell office:value-type="float" office:value="0.126505">
                <text:p>0.126505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440">
                <text:p>215440</text:p>
              </table:table-cell>
              <table:table-cell office:value-type="float" office:value="8.942167">
                <text:p>8.942167</text:p>
              </table:table-cell>
              <table:table-cell office:value-type="float" office:value="9.23194">
                <text:p>9.23194</text:p>
              </table:table-cell>
              <table:table-cell office:value-type="float" office:value="5.187379">
                <text:p>5.187379</text:p>
              </table:table-cell>
              <table:table-cell office:value-type="float" office:value="3.653696">
                <text:p>3.653696</text:p>
              </table:table-cell>
              <table:table-cell office:value-type="float" office:value="0.292234">
                <text:p>0.292234</text:p>
              </table:table-cell>
              <table:table-cell office:value-type="float" office:value="0.202455">
                <text:p>0.202455</text:p>
              </table:table-cell>
              <table:table-cell office:value-type="float" office:value="0.010394">
                <text:p>0.01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230">
                <text:p>316230</text:p>
              </table:table-cell>
              <table:table-cell office:value-type="float" office:value="8.55837">
                <text:p>8.55837</text:p>
              </table:table-cell>
              <table:table-cell office:value-type="float" office:value="13.628646">
                <text:p>13.628646</text:p>
              </table:table-cell>
              <table:table-cell office:value-type="float" office:value="4.494458">
                <text:p>4.494458</text:p>
              </table:table-cell>
              <table:table-cell office:value-type="float" office:value="2.464725">
                <text:p>2.464725</text:p>
              </table:table-cell>
              <table:table-cell office:value-type="float" office:value="0.446745">
                <text:p>0.446745</text:p>
              </table:table-cell>
              <table:table-cell office:value-type="float" office:value="0.274967">
                <text:p>0.274967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160">
                <text:p>464160</text:p>
              </table:table-cell>
              <table:table-cell office:value-type="float" office:value="16.504668">
                <text:p>16.504668</text:p>
              </table:table-cell>
              <table:table-cell office:value-type="float" office:value="19.967465">
                <text:p>19.967465</text:p>
              </table:table-cell>
              <table:table-cell office:value-type="float" office:value="7.036547">
                <text:p>7.036547</text:p>
              </table:table-cell>
              <table:table-cell office:value-type="float" office:value="3.461819">
                <text:p>3.461819</text:p>
              </table:table-cell>
              <table:table-cell office:value-type="float" office:value="0.887514">
                <text:p>0.887514</text:p>
              </table:table-cell>
              <table:table-cell office:value-type="float" office:value="0.451432">
                <text:p>0.451432</text:p>
              </table:table-cell>
              <table:table-cell office:value-type="float" office:value="0.022357">
                <text:p>0.022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290">
                <text:p>681290</text:p>
              </table:table-cell>
              <table:table-cell office:value-type="float" office:value="21.452514">
                <text:p>21.452514</text:p>
              </table:table-cell>
              <table:table-cell office:value-type="float" office:value="29.316144">
                <text:p>29.316144</text:p>
              </table:table-cell>
              <table:table-cell office:value-type="float" office:value="12.181159">
                <text:p>12.181159</text:p>
              </table:table-cell>
              <table:table-cell office:value-type="float" office:value="8.04306">
                <text:p>8.04306</text:p>
              </table:table-cell>
              <table:table-cell office:value-type="float" office:value="1.214438">
                <text:p>1.214438</text:p>
              </table:table-cell>
              <table:table-cell office:value-type="float" office:value="0.60645">
                <text:p>0.60645</text:p>
              </table:table-cell>
              <table:table-cell office:value-type="float" office:value="0.035525">
                <text:p>0.035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36.976641">
                <text:p>36.976641</text:p>
              </table:table-cell>
              <table:table-cell office:value-type="float" office:value="43.958059">
                <text:p>43.958059</text:p>
              </table:table-cell>
              <table:table-cell office:value-type="float" office:value="21.595573">
                <text:p>21.595573</text:p>
              </table:table-cell>
              <table:table-cell office:value-type="float" office:value="8.517914">
                <text:p>8.517914</text:p>
              </table:table-cell>
              <table:table-cell office:value-type="float" office:value="1.811862">
                <text:p>1.811862</text:p>
              </table:table-cell>
              <table:table-cell office:value-type="float" office:value="0.931013">
                <text:p>0.931013</text:p>
              </table:table-cell>
              <table:table-cell office:value-type="float" office:value="0.050531">
                <text:p>0.050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7800">
                <text:p>1467800</text:p>
              </table:table-cell>
              <table:table-cell office:value-type="float" office:value="54.237361">
                <text:p>54.237361</text:p>
              </table:table-cell>
              <table:table-cell office:value-type="float" office:value="63.778126">
                <text:p>63.778126</text:p>
              </table:table-cell>
              <table:table-cell office:value-type="float" office:value="32.126088">
                <text:p>32.126088</text:p>
              </table:table-cell>
              <table:table-cell office:value-type="float" office:value="18.266388">
                <text:p>18.266388</text:p>
              </table:table-cell>
              <table:table-cell office:value-type="float" office:value="2.469539">
                <text:p>2.469539</text:p>
              </table:table-cell>
              <table:table-cell office:value-type="float" office:value="2.987056">
                <text:p>2.987056</text:p>
              </table:table-cell>
              <table:table-cell office:value-type="float" office:value="0.070729">
                <text:p>0.070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4430">
                <text:p>2154430</text:p>
              </table:table-cell>
              <table:table-cell office:value-type="float" office:value="98.178889">
                <text:p>98.178889</text:p>
              </table:table-cell>
              <table:table-cell office:value-type="float" office:value="95.897781">
                <text:p>95.897781</text:p>
              </table:table-cell>
              <table:table-cell office:value-type="float" office:value="48.853158">
                <text:p>48.853158</text:p>
              </table:table-cell>
              <table:table-cell office:value-type="float" office:value="29.623851">
                <text:p>29.623851</text:p>
              </table:table-cell>
              <table:table-cell office:value-type="float" office:value="8.582819">
                <text:p>8.582819</text:p>
              </table:table-cell>
              <table:table-cell office:value-type="float" office:value="2.222815">
                <text:p>2.222815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2280">
                <text:p>3162280</text:p>
              </table:table-cell>
              <table:table-cell office:value-type="float" office:value="NaN">
                <text:p>NaN</text:p>
              </table:table-cell>
              <table:table-cell office:value-type="float" office:value="137.34436">
                <text:p>137.34436</text:p>
              </table:table-cell>
              <table:table-cell office:value-type="float" office:value="NaN">
                <text:p>NaN</text:p>
              </table:table-cell>
              <table:table-cell office:value-type="float" office:value="62.987177">
                <text:p>62.987177</text:p>
              </table:table-cell>
              <table:table-cell office:value-type="float" office:value="6.187119">
                <text:p>6.187119</text:p>
              </table:table-cell>
              <table:table-cell office:value-type="float" office:value="3.744204">
                <text:p>3.744204</text:p>
              </table:table-cell>
              <table:table-cell office:value-type="float" office:value="0.154307">
                <text:p>0.154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1590">
                <text:p>4641590</text:p>
              </table:table-cell>
              <table:table-cell office:value-type="float" office:value="NaN">
                <text:p>NaN</text:p>
              </table:table-cell>
              <table:table-cell office:value-type="float" office:value="203.152437">
                <text:p>203.1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57234">
                <text:p>19.657234</text:p>
              </table:table-cell>
              <table:table-cell office:value-type="float" office:value="8.032599">
                <text:p>8.032599</text:p>
              </table:table-cell>
              <table:table-cell office:value-type="float" office:value="0.390721">
                <text:p>0.390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920">
                <text:p>6812920</text:p>
              </table:table-cell>
              <table:table-cell office:value-type="float" office:value="NaN">
                <text:p>NaN</text:p>
              </table:table-cell>
              <table:table-cell office:value-type="float" office:value="299.087728">
                <text:p>299.0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8918">
                <text:p>33.768918</text:p>
              </table:table-cell>
              <table:table-cell office:value-type="float" office:value="11.65237">
                <text:p>11.65237</text:p>
              </table:table-cell>
              <table:table-cell office:value-type="float" office:value="0.336806">
                <text:p>0.336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438.232329">
                <text:p>438.23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8543">
                <text:p>16.468543</text:p>
              </table:table-cell>
              <table:table-cell office:value-type="float" office:value="0.503447">
                <text:p>0.503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107">
      <style:chart-properties chart:display-label="true" chart:tick-marks-minor-inner="true" chart:tick-marks-minor-outer="false" chart:logarithmic="true" chart:minimum="100" chart:maximum="1000000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true" chart:minimum="0.00001" chart:origin="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47cm" svg:height="9.831cm" xlink:href="." xlink:type="simple" chart:class="chart:scatter" chart:style-name="ch1">
        <chart:title svg:x="11.302cm" svg:y="6.805cm" chart:style-name="ch2">
          <text:p>4GB 64 bit JVM
genmodelled models </text:p>
        </chart:title>
        <chart:legend svg:x="2.733cm" svg:y="1.025cm" style:legend-expansion="custom" chartooo:width="4.702cm" chartooo:height="3.066cm" style:legend-expansion-aspect-ratio="1.53359425962166" chart:style-name="ch3"/>
        <chart:plot-area chart:style-name="ch4" chart:data-source-has-labels="both" svg:x="2.378cm" svg:y="0.692cm" svg:width="14.564cm" svg:height="8.157cm">
          <chartooo:coordinate-region svg:x="2.656cm" svg:y="0.904cm" svg:width="12.817cm" svg:height="7.272cm"/>
          <chart:axis chart:dimension="x" chart:name="primary-x" chart:style-name="ch5" chartooo:axis-type="auto">
            <chart:title svg:x="6.917cm" svg:y="8.398cm" chart:style-name="ch6">
              <text:p>             Model Elements           </text:p>
            </chart:title>
            <chart:categories table:cell-range-address="local-table.$A$2:.$A$37"/>
            <chart:grid chart:style-name="ch7" chart:class="major"/>
          </chart:axis>
          <chart:axis chart:dimension="y" chart:name="primary-y" chart:style-name="ch8">
            <chart:title svg:x="15.646cm" svg:y="3.305cm" chart:style-name="ch6">
              <text:p>seconds</text:p>
            </chart:title>
            <chart:grid chart:style-name="ch7" chart:class="major"/>
          </chart:axis>
          <chart:series chart:style-name="ch9" chart:values-cell-range-address="local-table.$C$2:.$C$37" chart:label-cell-address="local-table.$C$1" chart:class="chart:scatter">
            <chart:domain table:cell-range-address="local-table.$B$2:.$B$37"/>
            <chart:data-point chart:repeated="36"/>
          </chart:series>
          <chart:series chart:style-name="ch10" chart:values-cell-range-address="local-table.$D$2:.$D$37" chart:label-cell-address="local-table.$D$1" chart:class="chart:scatter">
            <chart:data-point chart:repeated="36"/>
          </chart:series>
          <chart:series chart:style-name="ch11" chart:values-cell-range-address="local-table.$E$2:.$E$37" chart:label-cell-address="local-table.$E$1" chart:class="chart:scatter">
            <chart:data-point chart:repeated="36"/>
          </chart:series>
          <chart:series chart:style-name="ch12" chart:values-cell-range-address="local-table.$F$2:.$F$37" chart:label-cell-address="local-table.$F$1" chart:class="chart:scatter">
            <chart:data-point chart:repeated="36"/>
          </chart:series>
          <chart:series chart:style-name="ch13" chart:values-cell-range-address="local-table.$G$2:.$G$37" chart:label-cell-address="local-table.$G$1" chart:class="chart:scatter">
            <chart:data-point chart:repeated="36"/>
          </chart:series>
          <chart:series chart:style-name="ch14" chart:values-cell-range-address="local-table.$H$2:.$H$37" chart:label-cell-address="local-table.$H$1" chart:class="chart:scatter">
            <chart:data-point chart:repeated="36"/>
          </chart:series>
          <chart:series chart:style-name="ch15" chart:values-cell-range-address="local-table.$I$2:.$I$37" chart:label-cell-address="local-table.$I$1" chart:class="chart:scatter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QVTo Interpreted</text:p>
              </table:table-cell>
              <table:table-cell office:value-type="string">
                <text:p>QVTc Interpreted</text:p>
              </table:table-cell>
              <table:table-cell office:value-type="string">
                <text:p>ATL - old VM</text:p>
              </table:table-cell>
              <table:table-cell office:value-type="string">
                <text:p>ATL - EMFTVM</text:p>
              </table:table-cell>
              <table:table-cell office:value-type="string">
                <text:p>QVTc Code Generated</text:p>
              </table:table-cell>
              <table:table-cell office:value-type="string">
                <text:p>EcoreUtil Copy</text:p>
              </table:table-cell>
              <table:table-cell office:value-type="string">
                <text:p>Manual Cop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5442">
                <text:p>0.005442</text:p>
              </table:table-cell>
              <table:table-cell office:value-type="float" office:value="0.001311">
                <text:p>0.001311</text:p>
              </table:table-cell>
              <table:table-cell office:value-type="float" office:value="0.01952">
                <text:p>0.01952</text:p>
              </table:table-cell>
              <table:table-cell office:value-type="float" office:value="0.002117">
                <text:p>0.002117</text:p>
              </table:table-cell>
              <table:table-cell office:value-type="float" office:value="0.000591">
                <text:p>0.000591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591">
                <text:p>0.00591</text:p>
              </table:table-cell>
              <table:table-cell office:value-type="float" office:value="0.001708">
                <text:p>0.001708</text:p>
              </table:table-cell>
              <table:table-cell office:value-type="float" office:value="0.015134">
                <text:p>0.015134</text:p>
              </table:table-cell>
              <table:table-cell office:value-type="float" office:value="0.001547">
                <text:p>0.001547</text:p>
              </table:table-cell>
              <table:table-cell office:value-type="float" office:value="0.000452">
                <text:p>0.000452</text:p>
              </table:table-cell>
              <table:table-cell office:value-type="float" office:value="0.000156">
                <text:p>0.000156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53538">
                <text:p>0.053538</text:p>
              </table:table-cell>
              <table:table-cell office:value-type="float" office:value="0.0022">
                <text:p>0.0022</text:p>
              </table:table-cell>
              <table:table-cell office:value-type="float" office:value="0.012272">
                <text:p>0.012272</text:p>
              </table:table-cell>
              <table:table-cell office:value-type="float" office:value="0.001613">
                <text:p>0.001613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291">
                <text:p>0.000291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007603">
                <text:p>0.007603</text:p>
              </table:table-cell>
              <table:table-cell office:value-type="float" office:value="0.007921">
                <text:p>0.007921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234">
                <text:p>0.002234</text:p>
              </table:table-cell>
              <table:table-cell office:value-type="float" office:value="0.00038">
                <text:p>0.000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06096">
                <text:p>0.006096</text:p>
              </table:table-cell>
              <table:table-cell office:value-type="float" office:value="0.003796">
                <text:p>0.003796</text:p>
              </table:table-cell>
              <table:table-cell office:value-type="float" office:value="0.011909">
                <text:p>0.011909</text:p>
              </table:table-cell>
              <table:table-cell office:value-type="float" office:value="0.004204">
                <text:p>0.004204</text:p>
              </table:table-cell>
              <table:table-cell office:value-type="float" office:value="0.001039">
                <text:p>0.001039</text:p>
              </table:table-cell>
              <table:table-cell office:value-type="float" office:value="0.000306">
                <text:p>0.00030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7973">
                <text:p>0.007973</text:p>
              </table:table-cell>
              <table:table-cell office:value-type="float" office:value="0.00483">
                <text:p>0.00483</text:p>
              </table:table-cell>
              <table:table-cell office:value-type="float" office:value="0.011036">
                <text:p>0.011036</text:p>
              </table:table-cell>
              <table:table-cell office:value-type="float" office:value="0.005079">
                <text:p>0.005079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322">
                <text:p>0.000322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12236">
                <text:p>0.012236</text:p>
              </table:table-cell>
              <table:table-cell office:value-type="float" office:value="0.007027">
                <text:p>0.007027</text:p>
              </table:table-cell>
              <table:table-cell office:value-type="float" office:value="0.010648">
                <text:p>0.010648</text:p>
              </table:table-cell>
              <table:table-cell office:value-type="float" office:value="0.007765">
                <text:p>0.007765</text:p>
              </table:table-cell>
              <table:table-cell office:value-type="float" office:value="0.000395">
                <text:p>0.000395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  <table:table-cell office:value-type="float" office:value="0.01174">
                <text:p>0.01174</text:p>
              </table:table-cell>
              <table:table-cell office:value-type="float" office:value="0.009765">
                <text:p>0.009765</text:p>
              </table:table-cell>
              <table:table-cell office:value-type="float" office:value="0.01101">
                <text:p>0.01101</text:p>
              </table:table-cell>
              <table:table-cell office:value-type="float" office:value="0.015144">
                <text:p>0.015144</text:p>
              </table:table-cell>
              <table:table-cell office:value-type="float" office:value="0.000534">
                <text:p>0.000534</text:p>
              </table:table-cell>
              <table:table-cell office:value-type="float" office:value="0.0004">
                <text:p>0.0004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">
                <text:p>320</text:p>
              </table:table-cell>
              <table:table-cell office:value-type="float" office:value="0.013772">
                <text:p>0.013772</text:p>
              </table:table-cell>
              <table:table-cell office:value-type="float" office:value="0.016158">
                <text:p>0.016158</text:p>
              </table:table-cell>
              <table:table-cell office:value-type="float" office:value="0.012753">
                <text:p>0.012753</text:p>
              </table:table-cell>
              <table:table-cell office:value-type="float" office:value="0.014632">
                <text:p>0.014632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531">
                <text:p>0.000531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  <table:table-cell office:value-type="float" office:value="0.023617">
                <text:p>0.023617</text:p>
              </table:table-cell>
              <table:table-cell office:value-type="float" office:value="0.024717">
                <text:p>0.024717</text:p>
              </table:table-cell>
              <table:table-cell office:value-type="float" office:value="0.016782">
                <text:p>0.016782</text:p>
              </table:table-cell>
              <table:table-cell office:value-type="float" office:value="0.017412">
                <text:p>0.01741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0">
                <text:p>680</text:p>
              </table:table-cell>
              <table:table-cell office:value-type="float" office:value="0.025613">
                <text:p>0.025613</text:p>
              </table:table-cell>
              <table:table-cell office:value-type="float" office:value="0.029948">
                <text:p>0.029948</text:p>
              </table:table-cell>
              <table:table-cell office:value-type="float" office:value="0.016318">
                <text:p>0.016318</text:p>
              </table:table-cell>
              <table:table-cell office:value-type="float" office:value="0.017586">
                <text:p>0.017586</text:p>
              </table:table-cell>
              <table:table-cell office:value-type="float" office:value="0.00081">
                <text:p>0.00081</text:p>
              </table:table-cell>
              <table:table-cell office:value-type="float" office:value="0.000882">
                <text:p>0.000882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32988">
                <text:p>0.032988</text:p>
              </table:table-cell>
              <table:table-cell office:value-type="float" office:value="0.043107">
                <text:p>0.043107</text:p>
              </table:table-cell>
              <table:table-cell office:value-type="float" office:value="0.017962">
                <text:p>0.017962</text:p>
              </table:table-cell>
              <table:table-cell office:value-type="float" office:value="0.026727">
                <text:p>0.026727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48">
                <text:p>0.001248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0">
                <text:p>1470</text:p>
              </table:table-cell>
              <table:table-cell office:value-type="float" office:value="0.048445">
                <text:p>0.048445</text:p>
              </table:table-cell>
              <table:table-cell office:value-type="float" office:value="0.066721">
                <text:p>0.066721</text:p>
              </table:table-cell>
              <table:table-cell office:value-type="float" office:value="0.024798">
                <text:p>0.024798</text:p>
              </table:table-cell>
              <table:table-cell office:value-type="float" office:value="0.027775">
                <text:p>0.027775</text:p>
              </table:table-cell>
              <table:table-cell office:value-type="float" office:value="0.00161">
                <text:p>0.00161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0">
                <text:p>2150</text:p>
              </table:table-cell>
              <table:table-cell office:value-type="float" office:value="0.057639">
                <text:p>0.057639</text:p>
              </table:table-cell>
              <table:table-cell office:value-type="float" office:value="0.09181">
                <text:p>0.09181</text:p>
              </table:table-cell>
              <table:table-cell office:value-type="float" office:value="0.045863">
                <text:p>0.045863</text:p>
              </table:table-cell>
              <table:table-cell office:value-type="float" office:value="0.041764">
                <text:p>0.041764</text:p>
              </table:table-cell>
              <table:table-cell office:value-type="float" office:value="0.002746">
                <text:p>0.002746</text:p>
              </table:table-cell>
              <table:table-cell office:value-type="float" office:value="0.002244">
                <text:p>0.002244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0">
                <text:p>3160</text:p>
              </table:table-cell>
              <table:table-cell office:value-type="float" office:value="0.084571">
                <text:p>0.084571</text:p>
              </table:table-cell>
              <table:table-cell office:value-type="float" office:value="0.13344">
                <text:p>0.13344</text:p>
              </table:table-cell>
              <table:table-cell office:value-type="float" office:value="0.05552">
                <text:p>0.05552</text:p>
              </table:table-cell>
              <table:table-cell office:value-type="float" office:value="0.046652">
                <text:p>0.046652</text:p>
              </table:table-cell>
              <table:table-cell office:value-type="float" office:value="0.003531">
                <text:p>0.003531</text:p>
              </table:table-cell>
              <table:table-cell office:value-type="float" office:value="0.002511">
                <text:p>0.002511</text:p>
              </table:table-cell>
              <table:table-cell office:value-type="float" office:value="0.000725">
                <text:p>0.000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40">
                <text:p>4640</text:p>
              </table:table-cell>
              <table:table-cell office:value-type="float" office:value="0.142534">
                <text:p>0.142534</text:p>
              </table:table-cell>
              <table:table-cell office:value-type="float" office:value="0.195608">
                <text:p>0.195608</text:p>
              </table:table-cell>
              <table:table-cell office:value-type="float" office:value="0.068846">
                <text:p>0.068846</text:p>
              </table:table-cell>
              <table:table-cell office:value-type="float" office:value="0.0589">
                <text:p>0.0589</text:p>
              </table:table-cell>
              <table:table-cell office:value-type="float" office:value="0.006607">
                <text:p>0.006607</text:p>
              </table:table-cell>
              <table:table-cell office:value-type="float" office:value="0.003485">
                <text:p>0.003485</text:p>
              </table:table-cell>
              <table:table-cell office:value-type="float" office:value="0.000966">
                <text:p>0.000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0">
                <text:p>6810</text:p>
              </table:table-cell>
              <table:table-cell office:value-type="float" office:value="0.174116">
                <text:p>0.174116</text:p>
              </table:table-cell>
              <table:table-cell office:value-type="float" office:value="0.282753">
                <text:p>0.282753</text:p>
              </table:table-cell>
              <table:table-cell office:value-type="float" office:value="0.090174">
                <text:p>0.090174</text:p>
              </table:table-cell>
              <table:table-cell office:value-type="float" office:value="0.084104">
                <text:p>0.084104</text:p>
              </table:table-cell>
              <table:table-cell office:value-type="float" office:value="0.006542">
                <text:p>0.006542</text:p>
              </table:table-cell>
              <table:table-cell office:value-type="float" office:value="0.006343">
                <text:p>0.006343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255979">
                <text:p>0.255979</text:p>
              </table:table-cell>
              <table:table-cell office:value-type="float" office:value="0.422277">
                <text:p>0.422277</text:p>
              </table:table-cell>
              <table:table-cell office:value-type="float" office:value="0.135824">
                <text:p>0.135824</text:p>
              </table:table-cell>
              <table:table-cell office:value-type="float" office:value="0.097542">
                <text:p>0.097542</text:p>
              </table:table-cell>
              <table:table-cell office:value-type="float" office:value="0.010173">
                <text:p>0.010173</text:p>
              </table:table-cell>
              <table:table-cell office:value-type="float" office:value="0.00751">
                <text:p>0.00751</text:p>
              </table:table-cell>
              <table:table-cell office:value-type="float" office:value="0.00206">
                <text:p>0.00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80">
                <text:p>14680</text:p>
              </table:table-cell>
              <table:table-cell office:value-type="float" office:value="0.374125">
                <text:p>0.374125</text:p>
              </table:table-cell>
              <table:table-cell office:value-type="float" office:value="0.612674">
                <text:p>0.612674</text:p>
              </table:table-cell>
              <table:table-cell office:value-type="float" office:value="0.194068">
                <text:p>0.194068</text:p>
              </table:table-cell>
              <table:table-cell office:value-type="float" office:value="0.14052">
                <text:p>0.14052</text:p>
              </table:table-cell>
              <table:table-cell office:value-type="float" office:value="0.019557">
                <text:p>0.019557</text:p>
              </table:table-cell>
              <table:table-cell office:value-type="float" office:value="0.011556">
                <text:p>0.011556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540">
                <text:p>21540</text:p>
              </table:table-cell>
              <table:table-cell office:value-type="float" office:value="0.553725">
                <text:p>0.553725</text:p>
              </table:table-cell>
              <table:table-cell office:value-type="float" office:value="0.953506">
                <text:p>0.953506</text:p>
              </table:table-cell>
              <table:table-cell office:value-type="float" office:value="0.282142">
                <text:p>0.282142</text:p>
              </table:table-cell>
              <table:table-cell office:value-type="float" office:value="0.187464">
                <text:p>0.187464</text:p>
              </table:table-cell>
              <table:table-cell office:value-type="float" office:value="0.026801">
                <text:p>0.026801</text:p>
              </table:table-cell>
              <table:table-cell office:value-type="float" office:value="0.019227">
                <text:p>0.019227</text:p>
              </table:table-cell>
              <table:table-cell office:value-type="float" office:value="0.002096">
                <text:p>0.002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620">
                <text:p>31620</text:p>
              </table:table-cell>
              <table:table-cell office:value-type="float" office:value="0.815756">
                <text:p>0.815756</text:p>
              </table:table-cell>
              <table:table-cell office:value-type="float" office:value="1.347006">
                <text:p>1.347006</text:p>
              </table:table-cell>
              <table:table-cell office:value-type="float" office:value="0.430792">
                <text:p>0.430792</text:p>
              </table:table-cell>
              <table:table-cell office:value-type="float" office:value="0.298247">
                <text:p>0.298247</text:p>
              </table:table-cell>
              <table:table-cell office:value-type="float" office:value="0.040179">
                <text:p>0.040179</text:p>
              </table:table-cell>
              <table:table-cell office:value-type="float" office:value="0.030313">
                <text:p>0.030313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420">
                <text:p>46420</text:p>
              </table:table-cell>
              <table:table-cell office:value-type="float" office:value="1.191871">
                <text:p>1.191871</text:p>
              </table:table-cell>
              <table:table-cell office:value-type="float" office:value="1.973125">
                <text:p>1.973125</text:p>
              </table:table-cell>
              <table:table-cell office:value-type="float" office:value="0.680612">
                <text:p>0.680612</text:p>
              </table:table-cell>
              <table:table-cell office:value-type="float" office:value="0.385367">
                <text:p>0.385367</text:p>
              </table:table-cell>
              <table:table-cell office:value-type="float" office:value="0.056503">
                <text:p>0.056503</text:p>
              </table:table-cell>
              <table:table-cell office:value-type="float" office:value="0.036531">
                <text:p>0.036531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30">
                <text:p>68130</text:p>
              </table:table-cell>
              <table:table-cell office:value-type="float" office:value="1.823796">
                <text:p>1.823796</text:p>
              </table:table-cell>
              <table:table-cell office:value-type="float" office:value="2.91172">
                <text:p>2.91172</text:p>
              </table:table-cell>
              <table:table-cell office:value-type="float" office:value="0.94503">
                <text:p>0.94503</text:p>
              </table:table-cell>
              <table:table-cell office:value-type="float" office:value="0.559199">
                <text:p>0.559199</text:p>
              </table:table-cell>
              <table:table-cell office:value-type="float" office:value="0.090129">
                <text:p>0.090129</text:p>
              </table:table-cell>
              <table:table-cell office:value-type="float" office:value="0.055019">
                <text:p>0.055019</text:p>
              </table:table-cell>
              <table:table-cell office:value-type="float" office:value="0.003384">
                <text:p>0.003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2.762073">
                <text:p>2.762073</text:p>
              </table:table-cell>
              <table:table-cell office:value-type="float" office:value="4.43594">
                <text:p>4.43594</text:p>
              </table:table-cell>
              <table:table-cell office:value-type="float" office:value="1.51874">
                <text:p>1.51874</text:p>
              </table:table-cell>
              <table:table-cell office:value-type="float" office:value="0.916459">
                <text:p>0.916459</text:p>
              </table:table-cell>
              <table:table-cell office:value-type="float" office:value="0.128949">
                <text:p>0.128949</text:p>
              </table:table-cell>
              <table:table-cell office:value-type="float" office:value="0.08824">
                <text:p>0.08824</text:p>
              </table:table-cell>
              <table:table-cell office:value-type="float" office:value="0.004846">
                <text:p>0.00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780">
                <text:p>146780</text:p>
              </table:table-cell>
              <table:table-cell office:value-type="float" office:value="4.110824">
                <text:p>4.110824</text:p>
              </table:table-cell>
              <table:table-cell office:value-type="float" office:value="6.213946">
                <text:p>6.213946</text:p>
              </table:table-cell>
              <table:table-cell office:value-type="float" office:value="2.066227">
                <text:p>2.066227</text:p>
              </table:table-cell>
              <table:table-cell office:value-type="float" office:value="1.117328">
                <text:p>1.117328</text:p>
              </table:table-cell>
              <table:table-cell office:value-type="float" office:value="0.201717">
                <text:p>0.201717</text:p>
              </table:table-cell>
              <table:table-cell office:value-type="float" office:value="0.126505">
                <text:p>0.126505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5440">
                <text:p>215440</text:p>
              </table:table-cell>
              <table:table-cell office:value-type="float" office:value="8.942167">
                <text:p>8.942167</text:p>
              </table:table-cell>
              <table:table-cell office:value-type="float" office:value="9.23194">
                <text:p>9.23194</text:p>
              </table:table-cell>
              <table:table-cell office:value-type="float" office:value="5.187379">
                <text:p>5.187379</text:p>
              </table:table-cell>
              <table:table-cell office:value-type="float" office:value="3.653696">
                <text:p>3.653696</text:p>
              </table:table-cell>
              <table:table-cell office:value-type="float" office:value="0.292234">
                <text:p>0.292234</text:p>
              </table:table-cell>
              <table:table-cell office:value-type="float" office:value="0.202455">
                <text:p>0.202455</text:p>
              </table:table-cell>
              <table:table-cell office:value-type="float" office:value="0.010394">
                <text:p>0.010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230">
                <text:p>316230</text:p>
              </table:table-cell>
              <table:table-cell office:value-type="float" office:value="8.55837">
                <text:p>8.55837</text:p>
              </table:table-cell>
              <table:table-cell office:value-type="float" office:value="13.628646">
                <text:p>13.628646</text:p>
              </table:table-cell>
              <table:table-cell office:value-type="float" office:value="4.494458">
                <text:p>4.494458</text:p>
              </table:table-cell>
              <table:table-cell office:value-type="float" office:value="2.464725">
                <text:p>2.464725</text:p>
              </table:table-cell>
              <table:table-cell office:value-type="float" office:value="0.446745">
                <text:p>0.446745</text:p>
              </table:table-cell>
              <table:table-cell office:value-type="float" office:value="0.274967">
                <text:p>0.274967</text:p>
              </table:table-cell>
              <table:table-cell office:value-type="float" office:value="0.015166">
                <text:p>0.015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4160">
                <text:p>464160</text:p>
              </table:table-cell>
              <table:table-cell office:value-type="float" office:value="16.504668">
                <text:p>16.504668</text:p>
              </table:table-cell>
              <table:table-cell office:value-type="float" office:value="19.967465">
                <text:p>19.967465</text:p>
              </table:table-cell>
              <table:table-cell office:value-type="float" office:value="7.036547">
                <text:p>7.036547</text:p>
              </table:table-cell>
              <table:table-cell office:value-type="float" office:value="3.461819">
                <text:p>3.461819</text:p>
              </table:table-cell>
              <table:table-cell office:value-type="float" office:value="0.887514">
                <text:p>0.887514</text:p>
              </table:table-cell>
              <table:table-cell office:value-type="float" office:value="0.451432">
                <text:p>0.451432</text:p>
              </table:table-cell>
              <table:table-cell office:value-type="float" office:value="0.022357">
                <text:p>0.022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290">
                <text:p>681290</text:p>
              </table:table-cell>
              <table:table-cell office:value-type="float" office:value="21.452514">
                <text:p>21.452514</text:p>
              </table:table-cell>
              <table:table-cell office:value-type="float" office:value="29.316144">
                <text:p>29.316144</text:p>
              </table:table-cell>
              <table:table-cell office:value-type="float" office:value="12.181159">
                <text:p>12.181159</text:p>
              </table:table-cell>
              <table:table-cell office:value-type="float" office:value="8.04306">
                <text:p>8.04306</text:p>
              </table:table-cell>
              <table:table-cell office:value-type="float" office:value="1.214438">
                <text:p>1.214438</text:p>
              </table:table-cell>
              <table:table-cell office:value-type="float" office:value="0.60645">
                <text:p>0.60645</text:p>
              </table:table-cell>
              <table:table-cell office:value-type="float" office:value="0.035525">
                <text:p>0.035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36.976641">
                <text:p>36.976641</text:p>
              </table:table-cell>
              <table:table-cell office:value-type="float" office:value="43.958059">
                <text:p>43.958059</text:p>
              </table:table-cell>
              <table:table-cell office:value-type="float" office:value="21.595573">
                <text:p>21.595573</text:p>
              </table:table-cell>
              <table:table-cell office:value-type="float" office:value="8.517914">
                <text:p>8.517914</text:p>
              </table:table-cell>
              <table:table-cell office:value-type="float" office:value="1.811862">
                <text:p>1.811862</text:p>
              </table:table-cell>
              <table:table-cell office:value-type="float" office:value="0.931013">
                <text:p>0.931013</text:p>
              </table:table-cell>
              <table:table-cell office:value-type="float" office:value="0.050531">
                <text:p>0.0505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7800">
                <text:p>1467800</text:p>
              </table:table-cell>
              <table:table-cell office:value-type="float" office:value="54.237361">
                <text:p>54.237361</text:p>
              </table:table-cell>
              <table:table-cell office:value-type="float" office:value="63.778126">
                <text:p>63.778126</text:p>
              </table:table-cell>
              <table:table-cell office:value-type="float" office:value="32.126088">
                <text:p>32.126088</text:p>
              </table:table-cell>
              <table:table-cell office:value-type="float" office:value="18.266388">
                <text:p>18.266388</text:p>
              </table:table-cell>
              <table:table-cell office:value-type="float" office:value="2.469539">
                <text:p>2.469539</text:p>
              </table:table-cell>
              <table:table-cell office:value-type="float" office:value="2.987056">
                <text:p>2.987056</text:p>
              </table:table-cell>
              <table:table-cell office:value-type="float" office:value="0.070729">
                <text:p>0.070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4430">
                <text:p>2154430</text:p>
              </table:table-cell>
              <table:table-cell office:value-type="float" office:value="98.178889">
                <text:p>98.178889</text:p>
              </table:table-cell>
              <table:table-cell office:value-type="float" office:value="95.897781">
                <text:p>95.897781</text:p>
              </table:table-cell>
              <table:table-cell office:value-type="float" office:value="48.853158">
                <text:p>48.853158</text:p>
              </table:table-cell>
              <table:table-cell office:value-type="float" office:value="29.623851">
                <text:p>29.623851</text:p>
              </table:table-cell>
              <table:table-cell office:value-type="float" office:value="8.582819">
                <text:p>8.582819</text:p>
              </table:table-cell>
              <table:table-cell office:value-type="float" office:value="2.222815">
                <text:p>2.222815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2280">
                <text:p>3162280</text:p>
              </table:table-cell>
              <table:table-cell office:value-type="float" office:value="NaN">
                <text:p>NaN</text:p>
              </table:table-cell>
              <table:table-cell office:value-type="float" office:value="137.34436">
                <text:p>137.34436</text:p>
              </table:table-cell>
              <table:table-cell office:value-type="float" office:value="NaN">
                <text:p>NaN</text:p>
              </table:table-cell>
              <table:table-cell office:value-type="float" office:value="62.987177">
                <text:p>62.987177</text:p>
              </table:table-cell>
              <table:table-cell office:value-type="float" office:value="6.187119">
                <text:p>6.187119</text:p>
              </table:table-cell>
              <table:table-cell office:value-type="float" office:value="3.744204">
                <text:p>3.744204</text:p>
              </table:table-cell>
              <table:table-cell office:value-type="float" office:value="0.154307">
                <text:p>0.154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41590">
                <text:p>4641590</text:p>
              </table:table-cell>
              <table:table-cell office:value-type="float" office:value="NaN">
                <text:p>NaN</text:p>
              </table:table-cell>
              <table:table-cell office:value-type="float" office:value="203.152437">
                <text:p>203.15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657234">
                <text:p>19.657234</text:p>
              </table:table-cell>
              <table:table-cell office:value-type="float" office:value="8.032599">
                <text:p>8.032599</text:p>
              </table:table-cell>
              <table:table-cell office:value-type="float" office:value="0.390721">
                <text:p>0.390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2920">
                <text:p>6812920</text:p>
              </table:table-cell>
              <table:table-cell office:value-type="float" office:value="NaN">
                <text:p>NaN</text:p>
              </table:table-cell>
              <table:table-cell office:value-type="float" office:value="299.087728">
                <text:p>299.08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68918">
                <text:p>33.768918</text:p>
              </table:table-cell>
              <table:table-cell office:value-type="float" office:value="11.65237">
                <text:p>11.65237</text:p>
              </table:table-cell>
              <table:table-cell office:value-type="float" office:value="0.336806">
                <text:p>0.336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438.232329">
                <text:p>438.232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68543">
                <text:p>16.468543</text:p>
              </table:table-cell>
              <table:table-cell office:value-type="float" office:value="0.503447">
                <text:p>0.503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